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automatic-styles>
    <style:style style:name="Table1" style:family="table">
      <style:table-properties style:width="6.3125in" fo:margin-left="0in" fo:margin-top="0in" fo:margin-bottom="0in" table:align="left"/>
    </style:style>
    <style:style style:name="Table1.A" style:family="table-column">
      <style:table-column-properties style:column-width="3.1451in"/>
    </style:style>
    <style:style style:name="Table1.B" style:family="table-column">
      <style:table-column-properties style:column-width="3.1667in"/>
    </style:style>
    <style:style style:name="Table1.1" style:family="table-row">
      <style:table-row-properties style:min-row-height="0.4792in" fo:keep-together="auto"/>
    </style:style>
    <style:style style:name="Table1.A1" style:family="table-cell">
      <style:table-cell-properties style:vertical-align="" fo:padding-left="0in" fo:padding-right="0.1111in" fo:padding-top="0.1111in" fo:padding-bottom="0.1111in" fo:border="0.5pt solid #000000"/>
    </style:style>
    <style:style style:name="Table1.B1" style:family="table-cell">
      <style:table-cell-properties style:vertical-align="" fo:padding="0.1111in" fo:border="0.5pt solid #000000"/>
    </style:style>
    <style:style style:name="Table1.2" style:family="table-row">
      <style:table-row-properties style:min-row-height="0.4896in" fo:keep-together="auto"/>
    </style:style>
    <style:style style:name="Table2" style:family="table">
      <style:table-properties style:width="6.6924in" fo:margin-left="0in" fo:margin-top="0in" fo:margin-bottom="0in" table:align="left"/>
    </style:style>
    <style:style style:name="Table2.A" style:family="table-column">
      <style:table-column-properties style:column-width="3.2958in"/>
    </style:style>
    <style:style style:name="Table2.B" style:family="table-column">
      <style:table-column-properties style:column-width="3.3958in"/>
    </style:style>
    <style:style style:name="Table2.1" style:family="table-row">
      <style:table-row-properties style:min-row-height="0.4792in" fo:keep-together="auto"/>
    </style:style>
    <style:style style:name="Table2.A1" style:family="table-cell">
      <style:table-cell-properties style:vertical-align="" fo:padding-left="0in" fo:padding-right="0.1111in" fo:padding-top="0.1111in" fo:padding-bottom="0.1111in" fo:border="0.5pt solid #000000"/>
    </style:style>
    <style:style style:name="Table2.B1" style:family="table-cell">
      <style:table-cell-properties style:vertical-align="" fo:padding="0.1111in" fo:border="0.5pt solid #000000"/>
    </style:style>
    <style:style style:name="Table2.2" style:family="table-row">
      <style:table-row-properties style:min-row-height="0.7604in" fo:keep-together="auto"/>
    </style:style>
    <style:style style:name="Table2.3" style:family="table-row">
      <style:table-row-properties style:min-row-height="0.4896in" fo:keep-together="auto"/>
    </style:style>
    <style:style style:name="Table3" style:family="table">
      <style:table-properties style:width="6.6979in" fo:margin-left="0in" fo:margin-top="0in" fo:margin-bottom="0in" table:align="left"/>
    </style:style>
    <style:style style:name="Table3.A" style:family="table-column">
      <style:table-column-properties style:column-width="0.7806in"/>
    </style:style>
    <style:style style:name="Table3.B" style:family="table-column">
      <style:table-column-properties style:column-width="1.6563in"/>
    </style:style>
    <style:style style:name="Table3.C" style:family="table-column">
      <style:table-column-properties style:column-width="2.2083in"/>
    </style:style>
    <style:style style:name="Table3.D" style:family="table-column">
      <style:table-column-properties style:column-width="2.0521in"/>
    </style:style>
    <style:style style:name="Table3.1" style:family="table-row">
      <style:table-row-properties style:min-row-height="0.4792in" fo:keep-together="auto"/>
    </style:style>
    <style:style style:name="Table3.A1" style:family="table-cell">
      <style:table-cell-properties style:vertical-align="" fo:padding-left="0in" fo:padding-right="0.1111in" fo:padding-top="0.1111in" fo:padding-bottom="0.1111in" fo:border="0.5pt solid #000000"/>
    </style:style>
    <style:style style:name="Table3.B1" style:family="table-cell">
      <style:table-cell-properties style:vertical-align="" fo:padding="0.1111in" fo:border="0.5pt solid #000000"/>
    </style:style>
    <style:style style:name="Table3.2" style:family="table-row">
      <style:table-row-properties style:min-row-height="0.7604in" fo:keep-together="auto"/>
    </style:style>
    <style:style style:name="Table3.4" style:family="table-row">
      <style:table-row-properties style:min-row-height="0.4896in" fo:keep-together="auto"/>
    </style:style>
    <style:style style:name="Table4" style:family="table">
      <style:table-properties style:width="6.6042in" fo:margin-left="0in" fo:margin-top="0in" fo:margin-bottom="0in" table:align="left"/>
    </style:style>
    <style:style style:name="Table4.A" style:family="table-column">
      <style:table-column-properties style:column-width="1.3542in"/>
    </style:style>
    <style:style style:name="Table4.B" style:family="table-column">
      <style:table-column-properties style:column-width="1.25in"/>
    </style:style>
    <style:style style:name="Table4.D" style:family="table-column">
      <style:table-column-properties style:column-width="1.2507in"/>
    </style:style>
    <style:style style:name="Table4.E" style:family="table-column">
      <style:table-column-properties style:column-width="1.4993in"/>
    </style:style>
    <style:style style:name="Table4.1" style:family="table-row">
      <style:table-row-properties style:min-row-height="0.4792in" fo:keep-together="auto"/>
    </style:style>
    <style:style style:name="Table4.A1" style:family="table-cell">
      <style:table-cell-properties style:vertical-align="" fo:padding-left="0in" fo:padding-right="0.1111in" fo:padding-top="0.1111in" fo:padding-bottom="0.1111in" fo:border="0.5pt solid #000000"/>
    </style:style>
    <style:style style:name="Table4.B1" style:family="table-cell">
      <style:table-cell-properties style:vertical-align="" fo:padding="0.1111in" fo:border="0.5pt solid #000000"/>
    </style:style>
    <style:style style:name="Table4.2" style:family="table-row">
      <style:table-row-properties style:min-row-height="0.4896in" fo:keep-together="auto"/>
    </style:style>
    <style:style style:name="Table5" style:family="table">
      <style:table-properties style:width="6.5521in" fo:margin-left="0in" fo:margin-top="0in" fo:margin-bottom="0in" table:align="left"/>
    </style:style>
    <style:style style:name="Table5.A" style:family="table-column">
      <style:table-column-properties style:column-width="1.1458in"/>
    </style:style>
    <style:style style:name="Table5.B" style:family="table-column">
      <style:table-column-properties style:column-width="1.25in"/>
    </style:style>
    <style:style style:name="Table5.E" style:family="table-column">
      <style:table-column-properties style:column-width="1.6563in"/>
    </style:style>
    <style:style style:name="Table5.1" style:family="table-row">
      <style:table-row-properties style:min-row-height="0.4792in" fo:keep-together="auto"/>
    </style:style>
    <style:style style:name="Table5.A1" style:family="table-cell">
      <style:table-cell-properties style:vertical-align="" fo:padding-left="0in" fo:padding-right="0.1111in" fo:padding-top="0.1111in" fo:padding-bottom="0.1111in" fo:border="0.5pt solid #000000"/>
    </style:style>
    <style:style style:name="Table5.B1" style:family="table-cell">
      <style:table-cell-properties style:vertical-align="" fo:padding="0.1111in" fo:border="0.5pt solid #000000"/>
    </style:style>
    <style:style style:name="Table5.2" style:family="table-row">
      <style:table-row-properties style:min-row-height="0.4896in" fo:keep-together="auto"/>
    </style:style>
    <style:style style:name="Table6" style:family="table">
      <style:table-properties style:width="6.625in" fo:margin-left="0in" fo:margin-top="0in" fo:margin-bottom="0in" table:align="left"/>
    </style:style>
    <style:style style:name="Table6.A" style:family="table-column">
      <style:table-column-properties style:column-width="1.9688in"/>
    </style:style>
    <style:style style:name="Table6.B" style:family="table-column">
      <style:table-column-properties style:column-width="1.3854in"/>
    </style:style>
    <style:style style:name="Table6.C" style:family="table-column">
      <style:table-column-properties style:column-width="3.2708in"/>
    </style:style>
    <style:style style:name="Table6.1" style:family="table-row">
      <style:table-row-properties style:min-row-height="0.4792in" fo:keep-together="auto"/>
    </style:style>
    <style:style style:name="Table6.A1" style:family="table-cell">
      <style:table-cell-properties style:vertical-align="" fo:padding-left="0in" fo:padding-right="0.1111in" fo:padding-top="0.1111in" fo:padding-bottom="0.1111in" fo:border="0.5pt solid #000000"/>
    </style:style>
    <style:style style:name="Table6.B1" style:family="table-cell">
      <style:table-cell-properties style:vertical-align="" fo:padding="0.1111in" fo:border="0.5pt solid #000000"/>
    </style:style>
    <style:style style:name="Table6.2" style:family="table-row">
      <style:table-row-properties style:min-row-height="0.4896in" fo:keep-together="auto"/>
    </style:style>
    <style:style style:name="Table6.A2" style:family="table-cell">
      <style:table-cell-properties style:vertical-align="" fo:padding-left="0in" fo:padding-right="0.1667in" fo:padding-top="0.1111in" fo:padding-bottom="0.1111in" fo:border-left="0.5pt solid #0f1115" fo:border-right="0.5pt solid #0f1115" fo:border-top="0.5pt solid #0f1115" fo:border-bottom="0.5pt solid #000000"/>
    </style:style>
    <style:style style:name="Table6.B2" style:family="table-cell">
      <style:table-cell-properties style:vertical-align="" fo:padding-left="0.1667in" fo:padding-right="0.1667in" fo:padding-top="0.1111in" fo:padding-bottom="0.1111in" fo:border-left="0.5pt solid #0f1115" fo:border-right="0.5pt solid #0f1115" fo:border-top="0.5pt solid #0f1115" fo:border-bottom="0.5pt solid #000000"/>
    </style:style>
    <style:style style:name="Table7" style:family="table">
      <style:table-properties style:width="6.75in" fo:margin-left="0in" fo:margin-top="0in" fo:margin-bottom="0in" table:align="left"/>
    </style:style>
    <style:style style:name="Table7.A" style:family="table-column">
      <style:table-column-properties style:column-width="1.041in"/>
    </style:style>
    <style:style style:name="Table7.B" style:family="table-column">
      <style:table-column-properties style:column-width="2.9278in"/>
    </style:style>
    <style:style style:name="Table7.C" style:family="table-column">
      <style:table-column-properties style:column-width="2.7813in"/>
    </style:style>
    <style:style style:name="Table7.1" style:family="table-row">
      <style:table-row-properties style:min-row-height="0.4792in" fo:keep-together="auto"/>
    </style:style>
    <style:style style:name="Table7.A1" style:family="table-cell">
      <style:table-cell-properties style:vertical-align="" fo:padding-left="0in" fo:padding-right="0.1111in" fo:padding-top="0.1111in" fo:padding-bottom="0.1111in" fo:border="0.5pt solid #000000"/>
    </style:style>
    <style:style style:name="Table7.B1" style:family="table-cell">
      <style:table-cell-properties style:vertical-align="" fo:padding="0.1111in" fo:border="0.5pt solid #000000"/>
    </style:style>
    <style:style style:name="Table7.2" style:family="table-row">
      <style:table-row-properties style:min-row-height="0.7604in" fo:keep-together="auto"/>
    </style:style>
    <style:style style:name="Table7.3" style:family="table-row">
      <style:table-row-properties style:min-row-height="1.0313in" fo:keep-together="auto"/>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9" style:family="paragraph" style:parent-style-name="Standard">
      <style:paragraph-properties fo:margin-left="0in" fo:margin-right="0in" fo:text-indent="0in" style:auto-text-indent="false" fo:break-before="auto" fo:break-after="auto"/>
    </style:style>
    <style:style style:name="P10" style:family="paragraph" style:parent-style-name="Standard">
      <style:paragraph-properties fo:margin-left="0in" fo:margin-right="0in" fo:margin-top="0.1665in" fo:margin-bottom="0.1665in" loext:contextual-spacing="false" fo:line-height="100%" fo:text-indent="0in" style:auto-text-indent="false"/>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2" style:family="paragraph" style:parent-style-name="Standard">
      <style:paragraph-properties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5" style:family="paragraph" style:parent-style-name="Standard">
      <style:paragraph-properties fo:margin-top="0.1665in" fo:margin-bottom="0.0835in" loext:contextual-spacing="false" fo:line-height="100%" fo:break-before="auto" fo:break-after="auto" fo:keep-with-next="always"/>
      <style:text-properties fo:font-variant="small-caps" fo:font-size="16pt" fo:font-weight="bold" style:font-size-asian="16pt" style:font-weight-asian="bold" style:font-size-complex="16pt"/>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8"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27">
      <style:paragraph-properties fo:margin-left="0.5in" fo:margin-right="0in" fo:text-indent="-0.25in" style:auto-text-indent="false"/>
    </style:style>
    <style:style style:name="P28" style:family="paragraph" style:parent-style-name="Standard" style:list-style-name="WWNum44">
      <style:paragraph-properties fo:margin-left="0.5in" fo:margin-right="0in" fo:text-indent="-0.25in" style:auto-text-indent="false"/>
    </style:style>
    <style:style style:name="P29" style:family="paragraph" style:parent-style-name="Standard" style:list-style-name="WWNum37">
      <style:paragraph-properties fo:margin-left="0.5in" fo:margin-right="0in" fo:text-indent="-0.25in" style:auto-text-indent="fals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13">
      <style:paragraph-properties fo:margin-left="0.5in" fo:margin-right="0in" fo:text-indent="-0.25in" style:auto-text-indent="false"/>
    </style:style>
    <style:style style:name="P32" style:family="paragraph" style:parent-style-name="Standard" style:list-style-name="WWNum41">
      <style:paragraph-properties fo:margin-left="0.5in" fo:margin-right="0in" fo:text-indent="-0.25in" style:auto-text-indent="false"/>
    </style:style>
    <style:style style:name="P33" style:family="paragraph" style:parent-style-name="Standard" style:list-style-name="WWNum18">
      <style:paragraph-properties fo:margin-left="0.5in" fo:margin-right="0in" fo:text-indent="-0.25in" style:auto-text-indent="false"/>
    </style:style>
    <style:style style:name="P34" style:family="paragraph" style:parent-style-name="Standard" style:list-style-name="WWNum56">
      <style:paragraph-properties fo:margin-left="0.5in" fo:margin-right="0in" fo:text-indent="-0.25in" style:auto-text-indent="false"/>
    </style:style>
    <style:style style:name="P35" style:family="paragraph" style:parent-style-name="Standard" style:list-style-name="WWNum57">
      <style:paragraph-properties fo:margin-left="0.5in" fo:margin-right="0in" fo:text-indent="-0.25in" style:auto-text-indent="false"/>
    </style:style>
    <style:style style:name="P36" style:family="paragraph" style:parent-style-name="Standard" style:list-style-name="WWNum21">
      <style:paragraph-properties fo:margin-left="0.5in" fo:margin-right="0in" fo:text-indent="-0.25in" style:auto-text-indent="false"/>
    </style:style>
    <style:style style:name="P37" style:family="paragraph" style:parent-style-name="Standard" style:list-style-name="WWNum8">
      <style:paragraph-properties fo:margin-left="0.5in" fo:margin-right="0in" fo:text-indent="-0.25in" style:auto-text-indent="false"/>
    </style:style>
    <style:style style:name="P38" style:family="paragraph" style:parent-style-name="Standard" style:list-style-name="WWNum15">
      <style:paragraph-properties fo:margin-left="0.5in" fo:margin-right="0in" fo:text-indent="-0.25in" style:auto-text-indent="false"/>
    </style:style>
    <style:style style:name="P39" style:family="paragraph" style:parent-style-name="Standard" style:list-style-name="WWNum58">
      <style:paragraph-properties fo:margin-left="0.5in" fo:margin-right="0in" fo:text-indent="-0.25in" style:auto-text-indent="false"/>
    </style:style>
    <style:style style:name="P40" style:family="paragraph" style:parent-style-name="Standard" style:list-style-name="WWNum48">
      <style:paragraph-properties fo:margin-left="0.5in" fo:margin-right="0in" fo:text-indent="-0.25in" style:auto-text-indent="false"/>
    </style:style>
    <style:style style:name="P41" style:family="paragraph" style:parent-style-name="Standard" style:list-style-name="WWNum51">
      <style:paragraph-properties fo:margin-left="0.5in" fo:margin-right="0in" fo:text-indent="-0.25in" style:auto-text-indent="false"/>
    </style:style>
    <style:style style:name="P42" style:family="paragraph" style:parent-style-name="Standard" style:list-style-name="WWNum40">
      <style:paragraph-properties fo:margin-left="0.5in" fo:margin-right="0in" fo:text-indent="-0.25in" style:auto-text-indent="false"/>
    </style:style>
    <style:style style:name="P43" style:family="paragraph" style:parent-style-name="Standard" style:list-style-name="WWNum50">
      <style:paragraph-properties fo:margin-left="0.5in" fo:margin-right="0in" fo:text-indent="-0.25in" style:auto-text-indent="false"/>
    </style:style>
    <style:style style:name="P44" style:family="paragraph" style:parent-style-name="Standard" style:list-style-name="WWNum55">
      <style:paragraph-properties fo:margin-left="0.5in" fo:margin-right="0in" fo:text-indent="-0.25in" style:auto-text-indent="false"/>
    </style:style>
    <style:style style:name="P45" style:family="paragraph" style:parent-style-name="Standard" style:list-style-name="WWNum6">
      <style:paragraph-properties fo:margin-left="0.5in" fo:margin-right="0in" fo:text-indent="-0.25in" style:auto-text-indent="false"/>
    </style:style>
    <style:style style:name="P46" style:family="paragraph" style:parent-style-name="Standard" style:list-style-name="WWNum12">
      <style:paragraph-properties fo:margin-left="0.5in" fo:margin-right="0in" fo:text-indent="-0.25in" style:auto-text-indent="false"/>
    </style:style>
    <style:style style:name="P47" style:family="paragraph" style:parent-style-name="Standard" style:list-style-name="WWNum9">
      <style:paragraph-properties fo:margin-left="0.5in" fo:margin-right="0in" fo:text-indent="-0.25in" style:auto-text-indent="false"/>
    </style:style>
    <style:style style:name="P48" style:family="paragraph" style:parent-style-name="Standard" style:list-style-name="WWNum17">
      <style:paragraph-properties fo:margin-left="0.5in" fo:margin-right="0in" fo:text-indent="-0.25in" style:auto-text-indent="false"/>
    </style:style>
    <style:style style:name="P49" style:family="paragraph" style:parent-style-name="Standard" style:list-style-name="WWNum24">
      <style:paragraph-properties fo:margin-left="0.5in" fo:margin-right="0in" fo:text-indent="-0.25in" style:auto-text-indent="false"/>
    </style:style>
    <style:style style:name="P50" style:family="paragraph" style:parent-style-name="Standard" style:list-style-name="WWNum28">
      <style:paragraph-properties fo:margin-left="0.5in" fo:margin-right="0in" fo:text-indent="-0.25in" style:auto-text-indent="false"/>
    </style:style>
    <style:style style:name="P51" style:family="paragraph" style:parent-style-name="Standard" style:list-style-name="WWNum49">
      <style:paragraph-properties fo:margin-left="0.5in" fo:margin-right="0in" fo:text-indent="-0.25in" style:auto-text-indent="false"/>
    </style:style>
    <style:style style:name="P52" style:family="paragraph" style:parent-style-name="Standard" style:list-style-name="WWNum52">
      <style:paragraph-properties fo:margin-left="0.5in" fo:margin-right="0in" fo:text-indent="-0.25in" style:auto-text-indent="false"/>
    </style:style>
    <style:style style:name="P53" style:family="paragraph" style:parent-style-name="Standard" style:list-style-name="WWNum54">
      <style:paragraph-properties fo:margin-left="0.5in" fo:margin-right="0in" fo:text-indent="-0.25in" style:auto-text-indent="false"/>
    </style:style>
    <style:style style:name="P54" style:family="paragraph" style:parent-style-name="Standard" style:list-style-name="WWNum3">
      <style:paragraph-properties fo:margin-left="0.5in" fo:margin-right="0in" fo:text-indent="-0.25in" style:auto-text-indent="false"/>
    </style:style>
    <style:style style:name="P55" style:family="paragraph" style:parent-style-name="Standard" style:list-style-name="WWNum60">
      <style:paragraph-properties fo:margin-left="0.5in" fo:margin-right="0in" fo:text-indent="-0.25in" style:auto-text-indent="false"/>
    </style:style>
    <style:style style:name="P56" style:family="paragraph" style:parent-style-name="Standard" style:list-style-name="WWNum43">
      <style:paragraph-properties fo:margin-left="0.5in" fo:margin-right="0in" fo:text-indent="-0.25in" style:auto-text-indent="false"/>
    </style:style>
    <style:style style:name="P57" style:family="paragraph" style:parent-style-name="Standard" style:list-style-name="WWNum20">
      <style:paragraph-properties fo:margin-left="0.5in" fo:margin-right="0in" fo:text-indent="-0.25in" style:auto-text-indent="false"/>
    </style:style>
    <style:style style:name="P58" style:family="paragraph" style:parent-style-name="Standard" style:list-style-name="WWNum25">
      <style:paragraph-properties fo:margin-left="0.5in" fo:margin-right="0in" fo:text-indent="-0.25in" style:auto-text-indent="false"/>
    </style:style>
    <style:style style:name="P59" style:family="paragraph" style:parent-style-name="Standard" style:list-style-name="WWNum23">
      <style:paragraph-properties fo:margin-left="0.5in" fo:margin-right="0in" fo:text-indent="-0.25in" style:auto-text-indent="false"/>
    </style:style>
    <style:style style:name="P60" style:family="paragraph" style:parent-style-name="Standard" style:list-style-name="WWNum31">
      <style:paragraph-properties fo:margin-left="0.5in" fo:margin-right="0in" fo:text-indent="-0.25in" style:auto-text-indent="false"/>
    </style:style>
    <style:style style:name="P61" style:family="paragraph" style:parent-style-name="Standard" style:list-style-name="WWNum5">
      <style:paragraph-properties fo:margin-left="0.5in" fo:margin-right="0in" fo:text-indent="-0.25in" style:auto-text-indent="false"/>
    </style:style>
    <style:style style:name="P62" style:family="paragraph" style:parent-style-name="Standard" style:list-style-name="WWNum22">
      <style:paragraph-properties fo:margin-left="0.5in" fo:margin-right="0in" fo:text-indent="-0.25in" style:auto-text-indent="false"/>
    </style:style>
    <style:style style:name="P63" style:family="paragraph" style:parent-style-name="Standard" style:list-style-name="WWNum45">
      <style:paragraph-properties fo:margin-left="0.5in" fo:margin-right="0in" fo:text-indent="-0.25in" style:auto-text-indent="false"/>
    </style:style>
    <style:style style:name="P64" style:family="paragraph" style:parent-style-name="Standard" style:list-style-name="WWNum33">
      <style:paragraph-properties fo:margin-left="0.5in" fo:margin-right="0in" fo:text-indent="-0.25in" style:auto-text-indent="false"/>
    </style:style>
    <style:style style:name="P65" style:family="paragraph" style:parent-style-name="Standard" style:list-style-name="WWNum35">
      <style:paragraph-properties fo:margin-left="0.5in" fo:margin-right="0in" fo:text-indent="-0.25in" style:auto-text-indent="false"/>
    </style:style>
    <style:style style:name="P66" style:family="paragraph" style:parent-style-name="Standard" style:list-style-name="WWNum38">
      <style:paragraph-properties fo:margin-left="0.5in" fo:margin-right="0in" fo:text-indent="-0.25in" style:auto-text-indent="false"/>
    </style:style>
    <style:style style:name="P67" style:family="paragraph" style:parent-style-name="Standard" style:list-style-name="WWNum1">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list-style-name="WWNum32">
      <style:paragraph-properties fo:margin-left="0.5in" fo:margin-right="0in" fo:text-indent="-0.25in" style:auto-text-indent="false"/>
    </style:style>
    <style:style style:name="P70" style:family="paragraph" style:parent-style-name="Standard" style:list-style-name="WWNum29">
      <style:paragraph-properties fo:margin-left="0.5in" fo:margin-right="0in" fo:text-indent="-0.25in" style:auto-text-indent="false"/>
    </style:style>
    <style:style style:name="P71" style:family="paragraph" style:parent-style-name="Standard" style:list-style-name="WWNum26">
      <style:paragraph-properties fo:margin-left="0.5in" fo:margin-right="0in" fo:text-indent="-0.25in" style:auto-text-indent="false"/>
    </style:style>
    <style:style style:name="P72" style:family="paragraph" style:parent-style-name="Standard" style:list-style-name="WWNum2">
      <style:paragraph-properties fo:margin-left="0.5in" fo:margin-right="0in" fo:text-indent="-0.25in" style:auto-text-indent="false"/>
    </style:style>
    <style:style style:name="P73" style:family="paragraph" style:parent-style-name="Standard" style:list-style-name="WWNum16">
      <style:paragraph-properties fo:margin-left="0.5in" fo:margin-right="0in" fo:text-indent="-0.25in" style:auto-text-indent="false"/>
    </style:style>
    <style:style style:name="P74" style:family="paragraph" style:parent-style-name="Standard" style:list-style-name="WWNum46">
      <style:paragraph-properties fo:margin-left="0.5in" fo:margin-right="0in" fo:text-indent="-0.25in" style:auto-text-indent="false"/>
    </style:style>
    <style:style style:name="P75" style:family="paragraph" style:parent-style-name="Standard" style:list-style-name="WWNum62">
      <style:paragraph-properties fo:margin-left="0.5in" fo:margin-right="0in" fo:text-indent="-0.25in" style:auto-text-indent="false"/>
    </style:style>
    <style:style style:name="P76" style:family="paragraph" style:parent-style-name="Standard" style:list-style-name="WWNum36">
      <style:paragraph-properties fo:margin-left="0.5in" fo:margin-right="0in" fo:text-indent="-0.25in" style:auto-text-indent="false"/>
    </style:style>
    <style:style style:name="P77" style:family="paragraph" style:parent-style-name="Standard" style:list-style-name="WWNum39">
      <style:paragraph-properties fo:margin-left="0.5in" fo:margin-right="0in" fo:text-indent="-0.25in" style:auto-text-indent="false"/>
    </style:style>
    <style:style style:name="P78" style:family="paragraph" style:parent-style-name="Standard" style:list-style-name="WWNum59">
      <style:paragraph-properties fo:margin-left="0.5in" fo:margin-right="0in" fo:text-indent="-0.25in" style:auto-text-indent="false"/>
    </style:style>
    <style:style style:name="P79" style:family="paragraph" style:parent-style-name="Standard" style:list-style-name="WWNum11">
      <style:paragraph-properties fo:margin-left="0.5in" fo:margin-right="0in" fo:text-indent="-0.25in" style:auto-text-indent="false"/>
    </style:style>
    <style:style style:name="P80" style:family="paragraph" style:parent-style-name="Standard" style:list-style-name="WWNum19">
      <style:paragraph-properties fo:margin-left="0.5in" fo:margin-right="0in" fo:text-indent="-0.25in" style:auto-text-indent="false"/>
    </style:style>
    <style:style style:name="P81" style:family="paragraph" style:parent-style-name="Standard" style:list-style-name="WWNum34">
      <style:paragraph-properties fo:margin-left="0.5in" fo:margin-right="0in" fo:text-indent="-0.25in" style:auto-text-indent="false"/>
    </style:style>
    <style:style style:name="P82" style:family="paragraph" style:parent-style-name="Standard" style:list-style-name="WWNum14">
      <style:paragraph-properties fo:margin-left="0.5in" fo:margin-right="0in" fo:text-indent="-0.25in" style:auto-text-indent="false"/>
    </style:style>
    <style:style style:name="P83" style:family="paragraph" style:parent-style-name="Standard" style:list-style-name="WWNum61">
      <style:paragraph-properties fo:margin-left="0.5in" fo:margin-right="0in" fo:text-indent="-0.25in" style:auto-text-indent="false"/>
    </style:style>
    <style:style style:name="P84" style:family="paragraph" style:parent-style-name="Standard" style:list-style-name="WWNum42">
      <style:paragraph-properties fo:margin-left="0.5in" fo:margin-right="0in" fo:text-indent="-0.25in" style:auto-text-indent="false"/>
    </style:style>
    <style:style style:name="P85" style:family="paragraph" style:parent-style-name="Standard" style:list-style-name="WWNum47">
      <style:paragraph-properties fo:margin-left="0.5in" fo:margin-right="0in" fo:text-indent="-0.25in" style:auto-text-indent="false"/>
    </style:style>
    <style:style style:name="P86" style:family="paragraph" style:parent-style-name="Standard" style:list-style-name="WWNum53">
      <style:paragraph-properties fo:margin-left="0.5in" fo:margin-right="0in" fo:text-indent="-0.25in" style:auto-text-indent="false"/>
    </style:style>
    <style:style style:name="P87" style:family="paragraph" style:parent-style-name="Standard" style:list-style-name="WWNum10">
      <style:paragraph-properties fo:margin-left="0.5in" fo:margin-right="0in" fo:text-indent="-0.25in" style:auto-text-indent="false"/>
    </style:style>
    <style:style style:name="P88" style:family="paragraph" style:parent-style-name="Standard" style:list-style-name="WWNum30">
      <style:paragraph-properties fo:margin-left="0.5in" fo:margin-right="0in" fo:text-indent="-0.25in" style:auto-text-indent="false"/>
    </style:style>
    <style:style style:name="P89" style:family="paragraph" style:parent-style-name="Standard" style:list-style-name="WWNum27">
      <style:paragraph-properties fo:margin-left="1in" fo:margin-right="0in" fo:text-indent="-0.25in" style:auto-text-indent="false"/>
    </style:style>
    <style:style style:name="P90" style:family="paragraph" style:parent-style-name="Standard" style:list-style-name="WWNum44">
      <style:paragraph-properties fo:margin-left="1in" fo:margin-right="0in" fo:text-indent="-0.25in" style:auto-text-indent="false"/>
    </style:style>
    <style:style style:name="P91" style:family="paragraph" style:parent-style-name="Standard" style:list-style-name="WWNum37">
      <style:paragraph-properties fo:margin-left="1in" fo:margin-right="0in" fo:text-indent="-0.25in" style:auto-text-indent="false"/>
    </style:style>
    <style:style style:name="P92" style:family="paragraph" style:parent-style-name="Standard" style:list-style-name="WWNum18">
      <style:paragraph-properties fo:margin-left="1in" fo:margin-right="0in" fo:text-indent="-0.25in" style:auto-text-indent="false"/>
    </style:style>
    <style:style style:name="P93" style:family="paragraph" style:parent-style-name="Standard" style:list-style-name="WWNum57">
      <style:paragraph-properties fo:margin-left="1in" fo:margin-right="0in" fo:text-indent="-0.25in" style:auto-text-indent="false"/>
    </style:style>
    <style:style style:name="P94" style:family="paragraph" style:parent-style-name="Standard" style:list-style-name="WWNum8">
      <style:paragraph-properties fo:margin-left="1in" fo:margin-right="0in" fo:text-indent="-0.25in" style:auto-text-indent="false"/>
    </style:style>
    <style:style style:name="P95" style:family="paragraph" style:parent-style-name="Standard" style:list-style-name="WWNum48">
      <style:paragraph-properties fo:margin-left="1in" fo:margin-right="0in" fo:text-indent="-0.25in" style:auto-text-indent="false"/>
    </style:style>
    <style:style style:name="P96" style:family="paragraph" style:parent-style-name="Standard" style:list-style-name="WWNum55">
      <style:paragraph-properties fo:margin-left="1in" fo:margin-right="0in" fo:text-indent="-0.25in" style:auto-text-indent="false"/>
    </style:style>
    <style:style style:name="P97" style:family="paragraph" style:parent-style-name="Standard" style:list-style-name="WWNum6">
      <style:paragraph-properties fo:margin-left="1in" fo:margin-right="0in" fo:text-indent="-0.25in" style:auto-text-indent="false"/>
    </style:style>
    <style:style style:name="P98" style:family="paragraph" style:parent-style-name="Standard" style:list-style-name="WWNum52">
      <style:paragraph-properties fo:margin-left="1in" fo:margin-right="0in" fo:text-indent="-0.25in" style:auto-text-indent="false"/>
    </style:style>
    <style:style style:name="P99" style:family="paragraph" style:parent-style-name="Standard" style:list-style-name="WWNum54">
      <style:paragraph-properties fo:margin-left="1in" fo:margin-right="0in" fo:text-indent="-0.25in" style:auto-text-indent="false"/>
    </style:style>
    <style:style style:name="P100" style:family="paragraph" style:parent-style-name="Standard" style:list-style-name="WWNum3">
      <style:paragraph-properties fo:margin-left="1in" fo:margin-right="0in" fo:text-indent="-0.25in" style:auto-text-indent="false"/>
    </style:style>
    <style:style style:name="P101" style:family="paragraph" style:parent-style-name="Standard" style:list-style-name="WWNum60">
      <style:paragraph-properties fo:margin-left="1in" fo:margin-right="0in" fo:text-indent="-0.25in" style:auto-text-indent="false"/>
    </style:style>
    <style:style style:name="P102" style:family="paragraph" style:parent-style-name="Standard" style:list-style-name="WWNum43">
      <style:paragraph-properties fo:margin-left="1in" fo:margin-right="0in" fo:text-indent="-0.25in" style:auto-text-indent="false"/>
    </style:style>
    <style:style style:name="P103" style:family="paragraph" style:parent-style-name="Standard" style:list-style-name="WWNum22">
      <style:paragraph-properties fo:margin-left="1in" fo:margin-right="0in" fo:text-indent="-0.25in" style:auto-text-indent="false"/>
    </style:style>
    <style:style style:name="P104" style:family="paragraph" style:parent-style-name="Standard" style:list-style-name="WWNum45">
      <style:paragraph-properties fo:margin-left="1in" fo:margin-right="0in" fo:text-indent="-0.25in" style:auto-text-indent="false"/>
    </style:style>
    <style:style style:name="P105" style:family="paragraph" style:parent-style-name="Standard" style:list-style-name="WWNum33">
      <style:paragraph-properties fo:margin-left="1in" fo:margin-right="0in" fo:text-indent="-0.25in" style:auto-text-indent="false"/>
    </style:style>
    <style:style style:name="P106" style:family="paragraph" style:parent-style-name="Standard" style:list-style-name="WWNum38">
      <style:paragraph-properties fo:margin-left="1in" fo:margin-right="0in" fo:text-indent="-0.25in" style:auto-text-indent="false"/>
    </style:style>
    <style:style style:name="P107" style:family="paragraph" style:parent-style-name="Standard" style:list-style-name="WWNum1">
      <style:paragraph-properties fo:margin-left="1in" fo:margin-right="0in" fo:text-indent="-0.25in" style:auto-text-indent="false"/>
    </style:style>
    <style:style style:name="P108" style:family="paragraph" style:parent-style-name="Standard" style:list-style-name="WWNum32">
      <style:paragraph-properties fo:margin-left="1in" fo:margin-right="0in" fo:text-indent="-0.25in" style:auto-text-indent="false"/>
    </style:style>
    <style:style style:name="P109" style:family="paragraph" style:parent-style-name="Standard" style:list-style-name="WWNum16">
      <style:paragraph-properties fo:margin-left="1in" fo:margin-right="0in" fo:text-indent="-0.25in" style:auto-text-indent="false"/>
    </style:style>
    <style:style style:name="P110" style:family="paragraph" style:parent-style-name="Standard" style:list-style-name="WWNum46">
      <style:paragraph-properties fo:margin-left="1in" fo:margin-right="0in" fo:text-indent="-0.25in" style:auto-text-indent="false"/>
    </style:style>
    <style:style style:name="P111" style:family="paragraph" style:parent-style-name="Standard" style:list-style-name="WWNum62">
      <style:paragraph-properties fo:margin-left="1in" fo:margin-right="0in" fo:text-indent="-0.25in" style:auto-text-indent="false"/>
    </style:style>
    <style:style style:name="P112" style:family="paragraph" style:parent-style-name="Standard" style:list-style-name="WWNum36">
      <style:paragraph-properties fo:margin-left="1in" fo:margin-right="0in" fo:text-indent="-0.25in" style:auto-text-indent="false"/>
    </style:style>
    <style:style style:name="P113" style:family="paragraph" style:parent-style-name="Standard" style:list-style-name="WWNum39">
      <style:paragraph-properties fo:margin-left="1in" fo:margin-right="0in" fo:text-indent="-0.25in" style:auto-text-indent="false"/>
    </style:style>
    <style:style style:name="P114" style:family="paragraph" style:parent-style-name="Standard" style:list-style-name="WWNum59">
      <style:paragraph-properties fo:margin-left="1in" fo:margin-right="0in" fo:text-indent="-0.25in" style:auto-text-indent="false"/>
    </style:style>
    <style:style style:name="P115" style:family="paragraph" style:parent-style-name="Standard" style:list-style-name="WWNum11">
      <style:paragraph-properties fo:margin-left="1in" fo:margin-right="0in" fo:text-indent="-0.25in" style:auto-text-indent="false"/>
    </style:style>
    <style:style style:name="P116" style:family="paragraph" style:parent-style-name="Standard" style:list-style-name="WWNum19">
      <style:paragraph-properties fo:margin-left="1in" fo:margin-right="0in" fo:text-indent="-0.25in" style:auto-text-indent="false"/>
    </style:style>
    <style:style style:name="P117" style:family="paragraph" style:parent-style-name="Standard" style:list-style-name="WWNum61">
      <style:paragraph-properties fo:margin-left="1in" fo:margin-right="0in" fo:text-indent="-0.25in" style:auto-text-indent="false"/>
    </style:style>
    <style:style style:name="P118" style:family="paragraph" style:parent-style-name="Standard" style:list-style-name="WWNum42">
      <style:paragraph-properties fo:margin-left="1in" fo:margin-right="0in" fo:text-indent="-0.25in" style:auto-text-indent="false"/>
    </style:style>
    <style:style style:name="P119" style:family="paragraph" style:parent-style-name="Standard" style:list-style-name="WWNum47">
      <style:paragraph-properties fo:margin-left="1in" fo:margin-right="0in" fo:text-indent="-0.25in" style:auto-text-indent="false"/>
    </style:style>
    <style:style style:name="P120" style:family="paragraph" style:parent-style-name="Standard" style:list-style-name="WWNum53">
      <style:paragraph-properties fo:margin-left="1in" fo:margin-right="0in" fo:text-indent="-0.25in" style:auto-text-indent="false"/>
    </style:style>
    <style:style style:name="P121" style:family="paragraph" style:parent-style-name="Standard" style:list-style-name="WWNum10">
      <style:paragraph-properties fo:margin-left="1in" fo:margin-right="0in" fo:text-indent="-0.25in" style:auto-text-indent="false"/>
    </style:style>
    <style:style style:name="P122" style:family="paragraph" style:parent-style-name="Standard" style:list-style-name="WWNum30">
      <style:paragraph-properties fo:margin-left="1in" fo:margin-right="0in" fo:text-indent="-0.25in" style:auto-text-indent="false"/>
    </style:style>
    <style:style style:name="P123" style:family="paragraph" style:parent-style-name="Standard" style:list-style-name="WWNum8">
      <style:paragraph-properties fo:margin-left="1.5in" fo:margin-right="0in" fo:text-indent="-0.25in" style:auto-text-indent="false"/>
    </style:style>
    <style:style style:name="P124" style:family="paragraph" style:parent-style-name="Standard" style:list-style-name="WWNum48">
      <style:paragraph-properties fo:margin-left="1.5in" fo:margin-right="0in" fo:text-indent="-0.25in" style:auto-text-indent="false"/>
    </style:style>
    <style:style style:name="P125" style:family="paragraph" style:parent-style-name="Standard" style:list-style-name="WWNum16">
      <style:paragraph-properties fo:margin-left="1.5in" fo:margin-right="0in" fo:text-indent="-0.25in" style:auto-text-indent="false"/>
    </style:style>
    <style:style style:name="P126" style:family="paragraph" style:parent-style-name="Standard" style:list-style-name="WWNum39">
      <style:paragraph-properties fo:margin-left="1.5in" fo:margin-right="0in" fo:text-indent="-0.25in" style:auto-text-indent="false"/>
    </style:style>
    <style:style style:name="P127" style:family="paragraph" style:parent-style-name="Standard" style:list-style-name="WWNum59">
      <style:paragraph-properties fo:margin-left="1.5in" fo:margin-right="0in" fo:text-indent="-0.25in" style:auto-text-indent="false"/>
    </style:style>
    <style:style style:name="P128" style:family="paragraph" style:parent-style-name="Standard">
      <style:paragraph-properties fo:margin-left="0.5in" fo:margin-right="0in" fo:text-indent="0in" style:auto-text-indent="false"/>
    </style:style>
    <style:style style:name="P1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31" style:family="paragraph" style:parent-style-name="Heading_20_1">
      <loext:graphic-properties draw:fill="solid" draw:fill-color="#ffffff"/>
      <style:paragraph-properties fo:margin-left="0in" fo:margin-right="0in" fo:margin-top="0in" fo:margin-bottom="0.139in" loext:contextual-spacing="false" fo:line-height="150%" fo:text-indent="0in" style:auto-text-indent="false" fo:background-color="#ffffff" fo:keep-with-next="auto"/>
    </style:style>
    <style:style style:name="P13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404040" fo:font-size="48pt" style:font-size-asian="48pt" style:font-size-complex="48pt"/>
    </style:style>
    <style:style style:name="T3" style:family="text">
      <style:text-properties fo:color="#404040" fo:font-size="44pt" style:font-size-asian="44pt" style:font-size-complex="44pt"/>
    </style:style>
    <style:style style:name="T4" style:family="text">
      <style:text-properties fo:color="#666666" fo:font-size="10pt" style:font-size-asian="10pt" style:font-size-complex="10pt"/>
    </style:style>
    <style:style style:name="T5" style:family="text">
      <style:text-properties fo:font-size="16pt" style:font-size-asian="16pt" style:font-size-complex="16pt"/>
    </style:style>
    <style:style style:name="T6" style:family="text">
      <style:text-properties fo:color="#336633" fo:font-size="14pt" style:font-size-asian="14pt" style:font-size-complex="14pt"/>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fo:font-variant="small-caps" fo:font-size="16pt" fo:font-weight="bold" style:font-size-asian="16pt" style:font-weight-asian="bold" style:font-size-complex="16pt"/>
    </style:style>
    <style:style style:name="T11" style:family="text">
      <style:text-properties fo:font-variant="small-caps" fo:color="#336633" fo:font-size="16pt" style:font-size-asian="16pt" style:font-size-complex="16pt"/>
    </style:style>
    <style:style style:name="T12" style:family="text">
      <style:text-properties fo:font-variant="small-caps" fo:color="#999966" style:font-name="Tahoma" fo:font-size="9pt" style:font-name-asian="Tahoma1" style:font-size-asian="9pt" style:font-name-complex="Tahoma1" style:font-size-complex="9pt"/>
    </style:style>
    <style:style style:name="T13" style:family="text">
      <style:text-properties fo:font-variant="normal" fo:text-transform="none"/>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6" style:family="text">
      <style:text-properties fo:font-variant="normal" fo:text-transform="none" fo:color="#000000" fo:font-size="23pt" fo:font-weight="bold" style:font-size-asian="23pt" style:font-weight-asian="bold" style:font-size-complex="23pt"/>
    </style:style>
    <style:style style:name="T17" style:family="text">
      <style:text-properties fo:font-variant="normal" fo:text-transform="none"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fo:color="#999988" style:font-name="Consolas" fo:font-style="italic" fo:background-color="#f8f8f8" loext:char-shading-value="0" style:font-name-asian="Consolas1" style:font-style-asian="italic" style:font-name-complex="Consolas1"/>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weight="bold" fo:background-color="#f8f8f8" loext:char-shading-value="0" style:font-name-asian="Consolas1" style:font-weight-asian="bold" style:font-name-complex="Consolas1"/>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bookmark text:name="_aczyuw2yex2w"/><text:span text:style-name="T1">Desarrollo de Interfaces</text:span><text:span text:style-name="T2"><text:line-break/></text:span><text:span text:style-name="T3">Unidad 04 - Diseño de interfaz de usuario - Colores, Tipografía y Layout</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5"><text:span text:style-name="T5">Autor: Sergi García</text:span><draw:frame draw:style-name="fr3" draw:name="image3.png" text:anchor-type="char" svg:x="3.4583in" svg:y="0.1146in" svg:width="1.0091in" svg:height="0.3535in" draw:z-index="1"><draw:image xlink:href="Pictures/100002010000007600000029ABF5F7A91F7A9EF9.png" xlink:type="simple" xlink:show="embed" xlink:actuate="onLoad" loext:mime-type="image/png"/></draw:frame></text:p>
      <text:p text:style-name="P5"><text:span text:style-name="T5">Actualizado Septiembre 2025</text:span></text:p>
      <text:p text:style-name="P5"><text:span text:style-name="T6">Licencia</text:span></text:p>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9">A lo largo de este tema se utilizarán diferentes símbolos para distinguir elementos importantes dentro del contenido. Estos símbolos son:</text:p>
      <text:p text:style-name="P7"/>
      <text:p text:style-name="P11"><text:span text:style-name="T8"><text:s/>📖 </text:span><text:span text:style-name="T9">Importante</text:span></text:p>
      <text:p text:style-name="P12"/>
      <text:p text:style-name="P11"><text:span text:style-name="T8"><text:s/>❕ </text:span><text:span text:style-name="T9">Atención</text:span></text:p>
      <text:p text:style-name="P12"><text:s/></text:p>
      <text:p text:style-name="P11"><text:soft-page-break/><text:span text:style-name="T8"><text:s/>💬</text:span> <text:span text:style-name="T9">Interesante</text:span></text:p>
      <text:p text:style-name="P13"><text:span text:style-name="T10">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6met8ylieot9" text:style-name="Index_20_Link" text:visited-style-name="Index_20_Link"><text:span text:style-name="T14">1. Introducción al diseño de interfaz de usuario (UI)<text:tab/>4</text:span></text:a></text:p>
          <text:p text:style-name="P16"><text:a xlink:type="simple" xlink:href="#_2f2gvywl9h0x" text:style-name="Index_20_Link" text:visited-style-name="Index_20_Link"><text:span text:style-name="T14">2. ¿Qué es el Diseño de Interfaz de Usuario (UI)?<text:tab/>6</text:span></text:a></text:p>
          <text:p text:style-name="P16"><text:a xlink:type="simple" xlink:href="#_4mp1p4avcvwu" text:style-name="Index_20_Link" text:visited-style-name="Index_20_Link"><text:span text:style-name="T14">3. El Color en el Diseño UI<text:tab/>7</text:span></text:a></text:p>
          <text:p text:style-name="P18"><text:a xlink:type="simple" xlink:href="#_i1giic2lub0o" text:style-name="Index_20_Link" text:visited-style-name="Index_20_Link"><text:span text:style-name="T15">3.1 Psicología del Color<text:tab/>7</text:span></text:a></text:p>
          <text:p text:style-name="P18"><text:a xlink:type="simple" xlink:href="#_ceduyeigb76c" text:style-name="Index_20_Link" text:visited-style-name="Index_20_Link"><text:span text:style-name="T15">3.2 Creación de paletas de color<text:tab/>7</text:span></text:a></text:p>
          <text:p text:style-name="P18"><text:a xlink:type="simple" xlink:href="#_8dw1dtmkriu0" text:style-name="Index_20_Link" text:visited-style-name="Index_20_Link"><text:span text:style-name="T15">3.3 Contraste y Accesibilidad<text:tab/>8</text:span></text:a></text:p>
          <text:p text:style-name="P16"><text:a xlink:type="simple" xlink:href="#_qxroxbnuufoi" text:style-name="Index_20_Link" text:visited-style-name="Index_20_Link"><text:span text:style-name="T14">4. Tipografía en Interfaces<text:tab/>9</text:span></text:a></text:p>
          <text:p text:style-name="P18"><text:a xlink:type="simple" xlink:href="#_wzpnxd3xtfdv" text:style-name="Index_20_Link" text:visited-style-name="Index_20_Link"><text:span text:style-name="T15">4.1 Elección de Fuentes<text:tab/>9</text:span></text:a></text:p>
          <text:p text:style-name="P18"><text:a xlink:type="simple" xlink:href="#_t1npt3eafgvm" text:style-name="Index_20_Link" text:visited-style-name="Index_20_Link"><text:span text:style-name="T15">4.2 Jerarquía Visual<text:tab/>9</text:span></text:a></text:p>
          <text:p text:style-name="P18"><text:a xlink:type="simple" xlink:href="#_dl6bwddt7qfc" text:style-name="Index_20_Link" text:visited-style-name="Index_20_Link"><text:span text:style-name="T15">4.3 Espaciado y Alineación<text:tab/>10</text:span></text:a></text:p>
          <text:p text:style-name="P16"><text:a xlink:type="simple" xlink:href="#_tdv9m3bowx1k" text:style-name="Index_20_Link" text:visited-style-name="Index_20_Link"><text:span text:style-name="T14">5. Distribución Visual (Layout)<text:tab/>10</text:span></text:a></text:p>
          <text:p text:style-name="P18"><text:a xlink:type="simple" xlink:href="#_inc020glcne0" text:style-name="Index_20_Link" text:visited-style-name="Index_20_Link"><text:span text:style-name="T15">5.1 Principios fundamentales de diseño visual<text:tab/>10</text:span></text:a></text:p>
          <text:p text:style-name="P18"><text:a xlink:type="simple" xlink:href="#_i5dhxgw4rov5" text:style-name="Index_20_Link" text:visited-style-name="Index_20_Link"><text:span text:style-name="T15">5.2 Rejillas (Grids)<text:tab/>11</text:span></text:a></text:p>
          <text:p text:style-name="P18"><text:a xlink:type="simple" xlink:href="#_o0fudlyplykk" text:style-name="Index_20_Link" text:visited-style-name="Index_20_Link"><text:span text:style-name="T15">5.3 Layouts Comunes<text:tab/>12</text:span></text:a></text:p>
          <text:p text:style-name="P16"><text:a xlink:type="simple" xlink:href="#_ilngtq9tkmvs" text:style-name="Index_20_Link" text:visited-style-name="Index_20_Link"><text:span text:style-name="T14">6. Diseño responsive y mobile-first<text:tab/>13</text:span></text:a></text:p>
          <text:p text:style-name="P16"><text:a xlink:type="simple" xlink:href="#_uqzqv37gvnx" text:style-name="Index_20_Link" text:visited-style-name="Index_20_Link"><text:span text:style-name="T14">7. Ejemplo práctico de elementos clave del diseño UI<text:tab/>15</text:span></text:a></text:p>
          <text:p text:style-name="P18"><text:a xlink:type="simple" xlink:href="#_gi4watd73i6" text:style-name="Index_20_Link" text:visited-style-name="Index_20_Link"><text:span text:style-name="T15">7.1 Repaso de elementos clave<text:tab/>15</text:span></text:a></text:p>
          <text:p text:style-name="P18"><text:a xlink:type="simple" xlink:href="#_w31t20v9xp00" text:style-name="Index_20_Link" text:visited-style-name="Index_20_Link"><text:span text:style-name="T15">7.2 Ejemplo práctico: UI de una app de Clima<text:tab/>16</text:span></text:a></text:p>
          <text:p text:style-name="P16"><text:a xlink:type="simple" xlink:href="#_cy0jbtsdn700" text:style-name="Index_20_Link" text:visited-style-name="Index_20_Link"><text:span text:style-name="T14">8. Recursos para Aprender Diseño de Interfaz de Usuario (UI)<text:tab/>18</text:span></text:a></text:p>
        </text:index-body>
      </text:table-of-content>
      <text:p text:style-name="P14"><text:soft-page-break/></text:p>
      <text:p text:style-name="P14"/>
      <text:p text:style-name="P19"/>
      <text:p text:style-name="P19"/>
      <text:p text:style-name="P19"/>
      <text:p text:style-name="P20"><text:span text:style-name="T11">Unidad 04 - Diseño de nterfaz de usuario - Colores, Tipografía y Layout</text:span></text:p>
      <text:p text:style-name="Heading_20_1"><text:bookmark text:name="_6met8ylieot9"/>1. Introducción al diseño de interfaz de usuario (UI)</text:p>
      <text:p text:style-name="Standard">El Diseño de Interfaz de Usuario (UI) es la disciplina que se encarga de diseñar la presentación y la interactividad de un producto digital. Es la capa visual con la que los usuarios interactúan directamente. Un buen diseño UI no es solo hacerlo "bonito"; es una herramienta estratégica fundamental para el éxito.</text:p>
      <text:p text:style-name="Standard"><text:span text:style-name="T9">¿Por qué es esencial el Diseño UI?</text:span></text:p>
      <text:list xml:id="list3510981359" text:style-name="WWNum27">
        <text:list-item>
          <text:p text:style-name="P27"><text:span text:style-name="T9">Primeras impresiones:</text:span></text:p>
          <text:list>
            <text:list-item>
              <text:p text:style-name="P89">El 94% de los usuarios juzgan la credibilidad de un sitio web por su diseño visual (Stanford Research).</text:p>
            </text:list-item>
            <text:list-item>
              <text:p text:style-name="P89">Ejemplo: ¿Confiarías en un banco con colores fluorescentes y tipografía cómica?</text:p>
            </text:list-item>
          </text:list>
        </text:list-item>
        <text:list-item>
          <text:p text:style-name="P27"><text:span text:style-name="T9">Guía al usuario:</text:span></text:p>
          <text:list>
            <text:list-item>
              <text:p text:style-name="P89">El color y la tipografía dirigen la atención a lo importante (ej.: botones de acción en rojo).</text:p>
            </text:list-item>
            <text:list-item>
              <text:p text:style-name="P89">Caso real: Spotify usa verde brillante para el botón "Play" (acción principal).</text:p>
            </text:list-item>
          </text:list>
        </text:list-item>
        <text:list-item>
          <text:p text:style-name="P27"><text:span text:style-name="T9">Refuerza la marca:</text:span></text:p>
          <text:list>
            <text:list-item>
              <text:p text:style-name="P89">Los colores y fuentes consistentes hacen reconocible una app entre miles.</text:p>
            </text:list-item>
            <text:list-item>
              <text:p text:style-name="P89">Dato: El 80% del reconocimiento de marca depende del color (Color Marketing Group).</text:p>
            </text:list-item>
          </text:list>
        </text:list-item>
        <text:list-item>
          <text:p text:style-name="P27"><text:span text:style-name="T9">Mejora la accesibilidad:</text:span></text:p>
          <text:list>
            <text:list-item>
              <text:p text:style-name="P89">Un buen contraste ayuda a usuarios con discapacidad visual.</text:p>
            </text:list-item>
            <text:list-item>
              <text:p text:style-name="P89">Regla: Texto negro sobre fondo blanco tiene mejor legibilidad.</text:p>
            </text:list-item>
          </text:list>
        </text:list-item>
      </text:list>
      <text:p text:style-name="Standard"><text:soft-page-break/><text:span text:style-name="T9">Los 3 Pilares del UI Design</text:span></text:p>
      <text:p text:style-name="Standard">El Diseño UI se sustenta en tres pilares técnicos cuya correcta aplicación determina la usabilidad, estética y eficacia de una interfaz digital. Comprender su función formal no implica perder la capacidad de explicarlo de manera clara.</text:p>
      <text:p text:style-name="Standard"><text:span text:style-name="T9">1. Color: Sistema de Comunicación Visual</text:span></text:p>
      <text:p text:style-name="Standard">El color es una propiedad perceptual que se gestiona a través de sistemas de diseño (Design Systems) mediante paletas codificadas (primaria, secundaria, neutral y semántica) que garantizan la coherencia y la accesibilidad.</text:p>
      <text:p text:style-name="Standard"><text:span text:style-name="T9">¿Para qué sirve en términos prácticos?</text:span></text:p>
      <text:list xml:id="list3653874359" text:style-name="WWNum44">
        <text:list-item>
          <text:p text:style-name="P28"><text:span text:style-name="T9">Psicología del Color (Función Semántica)</text:span>: Transmite emociones y significados predefinidos.</text:p>
          <text:list>
            <text:list-item>
              <text:p text:style-name="P90"><text:span text:style-name="T9">AZUL </text:span>(#2563EB) → Confianza y estabilidad. Se utiliza en entornos financieros (bancos) y profesionales (LinkedIn).</text:p>
            </text:list-item>
            <text:list-item>
              <text:p text:style-name="P90"><text:span text:style-name="T9">ROJO </text:span>(#DC2626) → Urgencia o error. Ideal para destacar acciones críticas (promociones limitadas, mensajes de alerta).</text:p>
            </text:list-item>
            <text:list-item>
              <text:p text:style-name="P90"><text:span text:style-name="T9">VERDE </text:span>(#16A34A) → Éxito y confirmación. Se emplea para indicar acciones positivas (éxito, avance, validación).</text:p>
            </text:list-item>
          </text:list>
        </text:list-item>
        <text:list-item>
          <text:p text:style-name="P28"><text:span text:style-name="T9">Jerarquía Visual (Función Pragmática): </text:span>El contraste de color dirige la atención del usuario hacia elementos interactivos primarios (Botones CTA - Call To Action) y establece un orden de lectura.</text:p>
        </text:list-item>
      </text:list>
      <text:p text:style-name="Standard"/>
      <text:p text:style-name="Standard"/>
      <text:p text:style-name="Standard"><text:span text:style-name="T9">📌 Entendiendo bien el concepto:<text:line-break/></text:span>Imagina que el color es el código de colores de una fábrica. El rojo significa "peligro" o "parar", el verde significa "avanzar" o "seguro". En tu UI, usas este mismo código: un botón rojo para "Eliminar" (peligro) y uno verde para "Aceptar" (avanzar). Elige una paleta limitada y úsala siempre con el mismo significado.</text:p>
      <text:p text:style-name="P1"/>
      <text:p text:style-name="Standard"><text:span text:style-name="T9">2. Tipografía: Arquitectura de la Información</text:span></text:p>
      <text:p text:style-name="Standard">La tipografía es el arte de disponer el sistema de fuentes para crear una jerarquía clara, mejorar la legibilidad y comunicar la personalidad de la marca. Se implementa mediante una escala tipográfica predefinida (usando una base de 8pt) para todos los elementos de texto (H1, H2, Body, Caption...).</text:p>
      <text:p text:style-name="Standard">¿Para qué sirve en términos prácticos?</text:p>
      <text:list xml:id="list606718496" text:style-name="WWNum37">
        <text:list-item>
          <text:p text:style-name="P29"><text:span text:style-name="T9">Jerarquía Visual:</text:span> Define el orden de importancia de la información.</text:p>
          <text:list>
            <text:list-item>
              <text:p text:style-name="P91">H1 / Título Principal: Montserrat Bold, 2rem (32px) → Máximo impacto, para títulos únicos.</text:p>
            </text:list-item>
            <text:list-item>
              <text:p text:style-name="P91">H2 / Subtítulo: Montserrat SemiBold, 1.5rem (24px) → Para dividir secciones.</text:p>
            </text:list-item>
            <text:list-item>
              <text:p text:style-name="P91">Body / Párrafo: Open Sans Regular, 1rem (16px), line-height: 1.5 → Para bloques de texto legibles.</text:p>
            </text:list-item>
          </text:list>
        </text:list-item>
        <text:list-item>
          <text:p text:style-name="P29"><text:soft-page-break/><text:span text:style-name="T9">Legibilidad</text:span>: La correcta elección de la fuente, el tamaño, el interlineado (line-height) y el tracking (espaciado entre letras) asegura que el texto sea fácil de leer durante largos períodos.</text:p>
        </text:list-item>
        <text:list-item>
          <text:p text:style-name="P29"><text:span text:style-name="T9">Branding:</text:span> La tipografía transmite la voz de la marca (ej.: una fuente serif para tradición, una sans-serif para modernidad).</text:p>
        </text:list-item>
      </text:list>
      <text:p text:style-name="Standard"><text:span text:style-name="T9">📌 Entendiendo bien el concepto:</text:span><text:line-break/>Piensa en la tipografía como la voz de tu app. Los títulos (H1) son como gritar una noticia importante. Los subtítulos (H2) son como hablar en un tono firme pero normal. El texto del cuerpo (Body) es como conversar tranquilamente. Usa diferentes "tonos de voz" (tamaños y pesos de letra) para que el usuario sepa qué es lo más importante de un vistazo.</text:p>
      <text:p text:style-name="Standard"/>
      <text:p text:style-name="Standard"><text:span text:style-name="T9">3. Layout (Composición) y Espaciado: La Retícula Estructural</text:span></text:p>
      <text:p text:style-name="Standard">El layout se construye sobre una retícula (grid system) que define columnas, márgenes y gutters (canalillos). El espaciado se rige por un múltiplo base (ej: 8px) para crear consistencia rhythm y alineación visual (regla de proximidad). Esto se conoce como Ley de Espaciado Uniforme.</text:p>
      <text:p text:style-name="Standard"><text:span text:style-name="T9">¿Para qué sirve en términos prácticos?</text:span></text:p>
      <text:list xml:id="list1853116157" text:style-name="WWNum7">
        <text:list-item>
          <text:p text:style-name="P30">Organización y Escaneo: La retícula (ej: 12 columnas en web, 4 en móvil) permite alinear los elementos de forma coherente, facilitando al usuario escanear la información rápidamente.</text:p>
        </text:list-item>
        <text:list-item>
          <text:p text:style-name="P30">Respiración Visual (White Space): El espaciado consistente (ej: 16px, 24px, 32px) entre grupos de elementos reduce la densidad cognitiva, mejora la legibilidad y genera una sensación de orden y equilibrio.</text:p>
        </text:list-item>
        <text:list-item>
          <text:p text:style-name="P30">Responsividad: Un sistema de grid bien definido permite que la interfaz se adapte de manera predecible a diferentes tamaños de pantalla.</text:p>
        </text:list-item>
      </text:list>
      <text:p text:style-name="Standard"><text:span text:style-name="T9">📌 Entendiendo bien el concepto:</text:span><text:line-break/>El layout es el plano de tu casa. La retícula son las paredes y habitaciones que mantienen todo ordenado y en su sitio. El espaciado es el "aire" entre los muebles. Si amontonas todos los muebles en el centro de la sala, es un caos y no se puede pasar. En UI, el espacio en blanco ("white space") es ese aire vital que hace que tu diseño se vea limpio, ordenado y fácil de "caminar" por él. Usa siempre los mismos "metros" (múltiplos de 8) para medir las distancias.</text:p>
      <text:p text:style-name="Standard"><text:span text:style-name="T9">Impacto en la Experiencia de Usuario</text:span></text:p>
      <table:table table:name="Table1" table:style-name="Table1">
        <table:table-column table:style-name="Table1.A"/>
        <table:table-column table:style-name="Table1.B"/>
        <table:table-row table:style-name="Table1.1">
          <table:table-cell table:style-name="Table1.A1" office:value-type="string">
            <text:p text:style-name="P26"><text:span text:style-name="T9">Sin UI Design</text:span></text:p>
          </table:table-cell>
          <table:table-cell table:style-name="Table1.B1" office:value-type="string">
            <text:p text:style-name="P26"><text:span text:style-name="T9">Con UI Design Profesional</text:span></text:p>
          </table:table-cell>
        </table:table-row>
        <table:table-row table:style-name="Table1.2">
          <table:table-cell table:style-name="Table1.A1" office:value-type="string">
            <text:p text:style-name="P25">Interfaz monótona</text:p>
          </table:table-cell>
          <table:table-cell table:style-name="Table1.B1" office:value-type="string">
            <text:p text:style-name="P25">Atractiva y memorable</text:p>
          </table:table-cell>
        </table:table-row>
        <table:table-row table:style-name="Table1.2">
          <table:table-cell table:style-name="Table1.A1" office:value-type="string">
            <text:p text:style-name="P25">Dificultad para encontrar acciones</text:p>
          </table:table-cell>
          <table:table-cell table:style-name="Table1.B1" office:value-type="string">
            <text:p text:style-name="P25">Botones destacados visualmente</text:p>
          </table:table-cell>
        </table:table-row>
        <table:table-row table:style-name="Table1.2">
          <table:table-cell table:style-name="Table1.A1" office:value-type="string">
            <text:p text:style-name="P25">Marca genérica</text:p>
          </table:table-cell>
          <table:table-cell table:style-name="Table1.B1" office:value-type="string">
            <text:p text:style-name="P25">Identidad visual única</text:p>
          </table:table-cell>
        </table:table-row>
      </table:table>
      <text:p text:style-name="Standard"><text:span text:style-name="T9">Caso de estudio:</text:span></text:p>
      <text:list xml:id="list170079941" text:style-name="WWNum13">
        <text:list-item>
          <text:p text:style-name="P31">Airbnb aumentó sus reservas un 25% tras rediseñar su UI con colores más cálidos y tipografía clara (TechCrunch).</text:p>
        </text:list-item>
      </text:list>
      <text:p text:style-name="Heading_20_1"><text:bookmark text:name="_2f2gvywl9h0x"/>2. ¿Qué es el Diseño de Interfaz de Usuario (UI)?</text:p>
      <text:p text:style-name="Standard">El Diseño de Interfaz de Usuario (UI Design) es la disciplina que se enfoca en la presentación visual e interactiva de un producto digital. Transforma la estructura funcional (definida por el UX) en una experiencia atractiva, intuitiva y emocionalmente resonante.</text:p>
      <text:p text:style-name="Standard"><text:span text:style-name="T9">UI vs. UX: Diferencias clave</text:span></text:p>
      <table:table table:name="Table2" table:style-name="Table2">
        <table:table-column table:style-name="Table2.A"/>
        <table:table-column table:style-name="Table2.B"/>
        <text:soft-page-break/>
        <table:table-row table:style-name="Table2.1">
          <table:table-cell table:style-name="Table2.A1" office:value-type="string">
            <text:p text:style-name="P26"><text:span text:style-name="T9">UI Design</text:span></text:p>
          </table:table-cell>
          <table:table-cell table:style-name="Table2.B1" office:value-type="string">
            <text:p text:style-name="P26"><text:span text:style-name="T9">UX Design</text:span></text:p>
          </table:table-cell>
        </table:table-row>
        <table:table-row table:style-name="Table2.2">
          <table:table-cell table:style-name="Table2.A1" office:value-type="string">
            <text:p text:style-name="P25">Se ocupa del aspecto visual (colores, tipografía, iconos).</text:p>
          </table:table-cell>
          <table:table-cell table:style-name="Table2.B1" office:value-type="string">
            <text:p text:style-name="P25">Define la estructura y flujos (arquitectura de información, usabilidad).</text:p>
          </table:table-cell>
        </table:table-row>
        <table:table-row table:style-name="Table2.3">
          <table:table-cell table:style-name="Table2.A1" office:value-type="string">
            <text:p text:style-name="P25">Responde: "¿Cómo se ve?"</text:p>
          </table:table-cell>
          <table:table-cell table:style-name="Table2.B1" office:value-type="string">
            <text:p text:style-name="P25">Responde: "¿Cómo funciona?"</text:p>
          </table:table-cell>
        </table:table-row>
        <table:table-row table:style-name="Table2.2">
          <table:table-cell table:style-name="Table2.A1" office:value-type="string">
            <text:p text:style-name="P25">Ejemplo: Diseñar un botón atractivo.</text:p>
          </table:table-cell>
          <table:table-cell table:style-name="Table2.B1" office:value-type="string">
            <text:p text:style-name="P25">Ejemplo: Decidir dónde colocar ese botón para optimizar el flujo.</text:p>
          </table:table-cell>
        </table:table-row>
      </table:table>
      <text:p text:style-name="Standard"><text:span text:style-name="T9">Analogía</text:span>:<text:line-break/>Si una app fuera un restaurante...</text:p>
      <text:list xml:id="list3823550659" text:style-name="WWNum41">
        <text:list-item>
          <text:p text:style-name="P32">UX sería el diseño del menú, la disposición de las mesas y el proceso de pedido.</text:p>
        </text:list-item>
        <text:list-item>
          <text:p text:style-name="P32">UI sería la presentación del plato, los colores del local y la vajilla utilizada.</text:p>
        </text:list-item>
      </text:list>
      <text:p text:style-name="Standard"><text:span text:style-name="T9">Objetivos Fundamentales del UI Design</text:span></text:p>
      <text:p text:style-name="Standard"><text:span text:style-name="T9">1. Comunicar información de forma clara</text:span></text:p>
      <text:list xml:id="list204971760" text:style-name="WWNum18">
        <text:list-item>
          <text:p text:style-name="P33"><text:span text:style-name="T9">Jerarquía visual:</text:span> Usar tamaño, color y contraste para guiar la atención.</text:p>
          <text:list>
            <text:list-item>
              <text:p text:style-name="P92">Ejemplo: Títulos en negrita (24px) vs. texto cuerpo (16px).</text:p>
            </text:list-item>
          </text:list>
        </text:list-item>
        <text:list-item>
          <text:p text:style-name="P33"><text:span text:style-name="T9">Lenguaje visual intuitivo</text:span>: Iconos reconocibles (🔍 para búsqueda, ➕ para añadir).</text:p>
        </text:list-item>
      </text:list>
      <text:p text:style-name="Standard"><text:span text:style-name="T9">2. Mejorar la interacción con el usuario</text:span></text:p>
      <text:list xml:id="list2674492179" text:style-name="WWNum56">
        <text:list-item>
          <text:p text:style-name="P34"><text:span text:style-name="T9">Feedback visual</text:span>: Mostrar cambios al interactuar (ej.: botón que cambia de color al presionarse).</text:p>
        </text:list-item>
        <text:list-item>
          <text:p text:style-name="P34"><text:span text:style-name="T9">Microinteracciones</text:span>: Pequeñas animaciones que confirman acciones (like en Instagram).</text:p>
        </text:list-item>
      </text:list>
      <text:p text:style-name="Standard"><text:span text:style-name="T9">3. Crear una identidad visual coherente</text:span></text:p>
      <text:list xml:id="list273939579" text:style-name="WWNum57">
        <text:list-item>
          <text:p text:style-name="P35"><text:span text:style-name="T9">Branding consistente: </text:span>Mismos colores, tipografías y estilos en toda la app.</text:p>
          <text:list>
            <text:list-item>
              <text:p text:style-name="P93">Caso: El azul de Facebook se usa en todos sus botones primarios.</text:p>
            </text:list-item>
          </text:list>
        </text:list-item>
        <text:list-item>
          <text:p text:style-name="P35"><text:span text:style-name="T9">Guías de estilo</text:span>: Documentar patrones de diseño para equipos.</text:p>
        </text:list-item>
      </text:list>
      <text:p text:style-name="Standard"><text:span text:style-name="T9">4. Facilitar la navegación y comprensión</text:span></text:p>
      <text:list xml:id="list3626340670" text:style-name="WWNum21">
        <text:list-item>
          <text:p text:style-name="P36"><text:span text:style-name="T9">Consistencia</text:span>: Mismos patrones en todas las pantallas (ej.: menú siempre en la parte inferior).</text:p>
        </text:list-item>
        <text:list-item>
          <text:p text:style-name="P36"><text:span text:style-name="T9">Accesibilidad:</text:span> Contraste adecuado para texto, tamaños legibles.</text:p>
        </text:list-item>
      </text:list>
      <text:p text:style-name="Heading_20_1"><text:bookmark text:name="_4mp1p4avcvwu"/>3. El Color en el Diseño UI</text:p>
      <text:p text:style-name="Standard">Cómo utilizar el color para mejorar usabilidad, emociones y accesibilidad</text:p>
      <text:p text:style-name="Heading_20_2"><text:bookmark text:name="_i1giic2lub0o"/><text:soft-page-break/>3.1 Psicología del Color</text:p>
      <text:p text:style-name="Standard">Guía práctica de emociones y aplicacion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text:span text:style-name="T9">Color</text:span></text:p>
          </table:table-cell>
          <table:table-cell table:style-name="Table3.B1" office:value-type="string">
            <text:p text:style-name="P26"><text:span text:style-name="T9">Emoción/Asociación</text:span></text:p>
          </table:table-cell>
          <table:table-cell table:style-name="Table3.B1" office:value-type="string">
            <text:p text:style-name="P26"><text:span text:style-name="T9">Usos Recomendados</text:span></text:p>
          </table:table-cell>
          <table:table-cell table:style-name="Table3.B1" office:value-type="string">
            <text:p text:style-name="P26"><text:span text:style-name="T9">Ejemplos Reales</text:span></text:p>
          </table:table-cell>
        </table:table-row>
        <table:table-row table:style-name="Table3.2">
          <table:table-cell table:style-name="Table3.A1" office:value-type="string">
            <text:p text:style-name="P25"><text:span text:style-name="T9">Azul</text:span></text:p>
          </table:table-cell>
          <table:table-cell table:style-name="Table3.B1" office:value-type="string">
            <text:p text:style-name="P25">Confianza, seguridad, calma</text:p>
          </table:table-cell>
          <table:table-cell table:style-name="Table3.B1" office:value-type="string">
            <text:p text:style-name="P25">Aplicaciones bancarias, redes sociales, tecnología</text:p>
          </table:table-cell>
          <table:table-cell table:style-name="Table3.B1" office:value-type="string">
            <text:p text:style-name="P25">Facebook (#1877F2), LinkedIn (#0A66C2)</text:p>
          </table:table-cell>
        </table:table-row>
        <table:table-row table:style-name="Table3.2">
          <table:table-cell table:style-name="Table3.A1" office:value-type="string">
            <text:p text:style-name="P25"><text:span text:style-name="T9">Rojo</text:span></text:p>
          </table:table-cell>
          <table:table-cell table:style-name="Table3.B1" office:value-type="string">
            <text:p text:style-name="P25">Urgencia, pasión, error</text:p>
          </table:table-cell>
          <table:table-cell table:style-name="Table3.B1" office:value-type="string">
            <text:p text:style-name="P25">Botones de acción, promociones, alertas de error</text:p>
          </table:table-cell>
          <table:table-cell table:style-name="Table3.B1" office:value-type="string">
            <text:p text:style-name="P25">Netflix (#E50914), YouTube (#FF0000)</text:p>
          </table:table-cell>
        </table:table-row>
        <table:table-row table:style-name="Table3.4">
          <table:table-cell table:style-name="Table3.A1" office:value-type="string">
            <text:p text:style-name="P25"><text:span text:style-name="T9">Verde</text:span></text:p>
          </table:table-cell>
          <table:table-cell table:style-name="Table3.B1" office:value-type="string">
            <text:p text:style-name="P25">Éxito, naturaleza, salud</text:p>
          </table:table-cell>
          <table:table-cell table:style-name="Table3.B1" office:value-type="string">
            <text:p text:style-name="P25">Confirmaciones, apps de sostenibilidad, salud</text:p>
          </table:table-cell>
          <table:table-cell table:style-name="Table3.B1" office:value-type="string">
            <text:p text:style-name="P25">WhatsApp (#25D366), Spotify (#1DB954)</text:p>
          </table:table-cell>
        </table:table-row>
        <table:table-row table:style-name="Table3.4">
          <table:table-cell table:style-name="Table3.A1" office:value-type="string">
            <text:p text:style-name="P25"><text:span text:style-name="T9">Amarillo</text:span></text:p>
          </table:table-cell>
          <table:table-cell table:style-name="Table3.B1" office:value-type="string">
            <text:p text:style-name="P25">Optimismo, advertencia</text:p>
          </table:table-cell>
          <table:table-cell table:style-name="Table3.B1" office:value-type="string">
            <text:p text:style-name="P25">Avisos temporales, elementos gamificados</text:p>
          </table:table-cell>
          <table:table-cell table:style-name="Table3.B1" office:value-type="string">
            <text:p text:style-name="P25">Snapchat (#FFFC00), Ikea (#FFD700)</text:p>
          </table:table-cell>
        </table:table-row>
        <table:table-row table:style-name="Table3.4">
          <table:table-cell table:style-name="Table3.A1" office:value-type="string">
            <text:p text:style-name="P25"><text:span text:style-name="T9">Gris</text:span></text:p>
          </table:table-cell>
          <table:table-cell table:style-name="Table3.B1" office:value-type="string">
            <text:p text:style-name="P25">Neutralidad, elegancia</text:p>
          </table:table-cell>
          <table:table-cell table:style-name="Table3.B1" office:value-type="string">
            <text:p text:style-name="P25">Fondos, texto secundario, bordes</text:p>
          </table:table-cell>
          <table:table-cell table:style-name="Table3.B1" office:value-type="string">
            <text:p text:style-name="P25">Apple (#F5F5F7), Slack (#E8E8E8)</text:p>
          </table:table-cell>
        </table:table-row>
        <table:table-row table:style-name="Table3.4">
          <table:table-cell table:style-name="Table3.A1" office:value-type="string">
            <text:p text:style-name="P25"><text:span text:style-name="T9">Negro</text:span></text:p>
          </table:table-cell>
          <table:table-cell table:style-name="Table3.B1" office:value-type="string">
            <text:p text:style-name="P25">Sofisticación, lujo</text:p>
          </table:table-cell>
          <table:table-cell table:style-name="Table3.B1" office:value-type="string">
            <text:p text:style-name="P25">Modo oscuro, marcas premium</text:p>
          </table:table-cell>
          <table:table-cell table:style-name="Table3.B1" office:value-type="string">
            <text:p text:style-name="P25">Chanel (#000000), Nike (#111111)</text:p>
          </table:table-cell>
        </table:table-row>
      </table:table>
      <text:p text:style-name="Heading_20_2"><text:bookmark text:name="_ceduyeigb76c"/>3.2 Creación de paletas de color</text:p>
      <text:p text:style-name="Standard"><text:span text:style-name="T9">Estructura profesional para interfaces:</text:span></text:p>
      <text:list xml:id="list1674071017" text:style-name="WWNum8">
        <text:list-item>
          <text:p text:style-name="P37"><text:span text:style-name="T9">Color primario:</text:span></text:p>
          <text:list>
            <text:list-item>
              <text:p text:style-name="P94">Representa la marca.</text:p>
            </text:list-item>
            <text:list-item>
              <text:p text:style-name="P94">Uso: Botones principales, elementos clave.</text:p>
            </text:list-item>
            <text:list-item>
              <text:p text:style-name="P94">Ejemplo: Azul (#3366FF) para un botón "Guardar".</text:p>
            </text:list-item>
          </text:list>
        </text:list-item>
        <text:list-item>
          <text:p text:style-name="P37"><text:span text:style-name="T9">Color secundario:</text:span></text:p>
          <text:list>
            <text:list-item>
              <text:p text:style-name="P94">Complementa al primario.</text:p>
            </text:list-item>
            <text:list-item>
              <text:p text:style-name="P94">Uso: Botones secundarios, highlights.</text:p>
            </text:list-item>
            <text:list-item>
              <text:p text:style-name="P94">Ejemplo: Naranja (#FF9900) para un botón "Cancelar".</text:p>
            </text:list-item>
          </text:list>
        </text:list-item>
        <text:list-item>
          <text:p text:style-name="P37"><text:span text:style-name="T9">Colores neutros:</text:span></text:p>
          <text:list>
            <text:list-item>
              <text:p text:style-name="P94">Fondos, texto y contenedores.</text:p>
            </text:list-item>
            <text:list-item>
              <text:p text:style-name="P94"><text:soft-page-break/>Escala recomendada:</text:p>
              <text:list>
                <text:list-item>
                  <text:p text:style-name="P123">Blanco (#FFFFFF) → Fondos <text:s/></text:p>
                </text:list-item>
                <text:list-item>
                  <text:p text:style-name="P123">Gris claro (#F8F9FA) → Cards <text:s/></text:p>
                </text:list-item>
                <text:list-item>
                  <text:p text:style-name="P123">Gris medio (#E9ECEF) → Bordes <text:s/></text:p>
                </text:list-item>
                <text:list-item>
                  <text:p text:style-name="P123">Gris oscuro (#6C757D) → Texto secundario <text:s/></text:p>
                </text:list-item>
                <text:list-item>
                  <text:p text:style-name="P123">Negro (#212529) → Texto principal </text:p>
                </text:list-item>
              </text:list>
            </text:list-item>
          </text:list>
        </text:list-item>
        <text:list-item>
          <text:p text:style-name="P37"><text:span text:style-name="T9">Colores de estado:</text:span></text:p>
          <text:list>
            <text:list-item>
              <text:p text:style-name="P94">Éxito (#28A745), Error (#DC3545), Advertencia (#FFC107).</text:p>
            </text:list-item>
          </text:list>
        </text:list-item>
      </text:list>
      <text:p text:style-name="Standard"><text:span text:style-name="T9">Herramientas para generar paletas:</text:span></text:p>
      <text:list xml:id="list2118277292" text:style-name="WWNum15">
        <text:list-item>
          <text:p text:style-name="P38">Adobe Color: <text:a xlink:type="simple" xlink:href="https://color.adobe.com/" text:style-name="ListLabel_20_559" text:visited-style-name="ListLabel_20_559"><text:span text:style-name="T18">https://color.adobe.com</text:span></text:a></text:p>
        </text:list-item>
        <text:list-item>
          <text:p text:style-name="P38">Coolors: <text:a xlink:type="simple" xlink:href="https://coolors.co/" text:style-name="ListLabel_20_559" text:visited-style-name="ListLabel_20_559"><text:span text:style-name="T18">https://coolors.co</text:span></text:a></text:p>
        </text:list-item>
      </text:list>
      <text:p text:style-name="Standard"><text:span text:style-name="T9">Regla de oro:</text:span></text:p>
      <text:list xml:id="list1849650113" text:style-name="WWNum58">
        <text:list-item>
          <text:p text:style-name="P39">Máximo 5 colores principales (incluyendo neutros).</text:p>
        </text:list-item>
        <text:list-item>
          <text:p text:style-name="P39">Coherencia en toda la app.</text:p>
        </text:list-item>
      </text:list>
      <text:p text:style-name="Heading_20_2"><text:bookmark text:name="_8dw1dtmkriu0"/>3.3 Contraste y Accesibilidad</text:p>
      <text:p text:style-name="Standard"><text:span text:style-name="T9">Normas WCAG (Web Content Accessibility Guidelines):</text:span></text:p>
      <text:list xml:id="list3813617006" text:style-name="WWNum48">
        <text:list-item>
          <text:p text:style-name="P40"><text:span text:style-name="T9">Contraste mínimo:</text:span></text:p>
          <text:list>
            <text:list-item>
              <text:p text:style-name="P95">Texto normal: 4.5:1 vs fondo.</text:p>
            </text:list-item>
            <text:list-item>
              <text:p text:style-name="P95">Texto grande (18px+): 3:1.</text:p>
            </text:list-item>
          </text:list>
        </text:list-item>
        <text:list-item>
          <text:p text:style-name="P40"><text:span text:style-name="T9">Herramientas de verificación:</text:span></text:p>
          <text:list>
            <text:list-item>
              <text:p text:style-name="P95">WebAIM Contrast Checker: <text:a xlink:type="simple" xlink:href="https://webaim.org/resources/contrastchecker/" text:style-name="ListLabel_20_559" text:visited-style-name="ListLabel_20_559"><text:span text:style-name="T18">https://webaim.org/resources/contrastchecker/</text:span></text:a></text:p>
            </text:list-item>
            <text:list-item>
              <text:p text:style-name="P95"><text:soft-page-break/>Plugin Stark para Figma: Detecta problemas de contraste.</text:p>
            </text:list-item>
          </text:list>
        </text:list-item>
        <text:list-item>
          <text:p text:style-name="P40"><text:span text:style-name="T9">Prácticas inclusivas:</text:span></text:p>
          <text:list>
            <text:list-item>
              <text:p text:style-name="P95">Nunca uses solo color para comunicar información.</text:p>
              <text:list>
                <text:list-item>
                  <text:p text:style-name="P124">❌ Rojo = Error → ✅ Rojo + ícono "⚠️" + texto "Error".</text:p>
                </text:list-item>
              </text:list>
            </text:list-item>
            <text:list-item>
              <text:p text:style-name="P95">Evita combinaciones problemáticas:</text:p>
              <text:list>
                <text:list-item>
                  <text:p text:style-name="P124">Rojo/verde (para daltónicos).</text:p>
                </text:list-item>
                <text:list-item>
                  <text:p text:style-name="P124">Texto amarillo sobre blanco.</text:p>
                </text:list-item>
              </text:list>
            </text:list-item>
          </text:list>
        </text:list-item>
      </text:list>
      <text:p text:style-name="Standard"><text:span text:style-name="T9">Ejemplo accesible:</text:span></text:p>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25"><text:span text:style-name="T9">Elemento</text:span></text:p>
          </table:table-cell>
          <table:table-cell table:style-name="Table4.B1" office:value-type="string">
            <text:p text:style-name="P25"><text:span text:style-name="T9">Color Fondo</text:span></text:p>
          </table:table-cell>
          <table:table-cell table:style-name="Table4.B1" office:value-type="string">
            <text:p text:style-name="P25"><text:span text:style-name="T9">Color Texto</text:span></text:p>
          </table:table-cell>
          <table:table-cell table:style-name="Table4.B1" office:value-type="string">
            <text:p text:style-name="P25"><text:span text:style-name="T9">Ratio</text:span></text:p>
          </table:table-cell>
          <table:table-cell table:style-name="Table4.B1" office:value-type="string">
            <text:p text:style-name="P25"><text:span text:style-name="T9">Cumple WCAG?</text:span></text:p>
          </table:table-cell>
        </table:table-row>
        <table:table-row table:style-name="Table4.2">
          <table:table-cell table:style-name="Table4.A1" office:value-type="string">
            <text:p text:style-name="P25">Botón Primario</text:p>
          </table:table-cell>
          <table:table-cell table:style-name="Table4.B1" office:value-type="string">
            <text:p text:style-name="P25">#3366FF</text:p>
          </table:table-cell>
          <table:table-cell table:style-name="Table4.B1" office:value-type="string">
            <text:p text:style-name="P25">#FFFFFF</text:p>
          </table:table-cell>
          <table:table-cell table:style-name="Table4.B1" office:value-type="string">
            <text:p text:style-name="P25">4.8:1</text:p>
          </table:table-cell>
          <table:table-cell table:style-name="Table4.B1" office:value-type="string">
            <text:p text:style-name="P25">✅</text:p>
          </table:table-cell>
        </table:table-row>
        <table:table-row table:style-name="Table4.2">
          <table:table-cell table:style-name="Table4.A1" office:value-type="string">
            <text:p text:style-name="P25">Texto en gris claro</text:p>
          </table:table-cell>
          <table:table-cell table:style-name="Table4.B1" office:value-type="string">
            <text:p text:style-name="P25">#F8F9FA</text:p>
          </table:table-cell>
          <table:table-cell table:style-name="Table4.B1" office:value-type="string">
            <text:p text:style-name="P25">#6C757D</text:p>
          </table:table-cell>
          <table:table-cell table:style-name="Table4.B1" office:value-type="string">
            <text:p text:style-name="P25">3.2:1</text:p>
          </table:table-cell>
          <table:table-cell table:style-name="Table4.B1" office:value-type="string">
            <text:p text:style-name="P25">❌ (requiere 4.5:1)</text:p>
          </table:table-cell>
        </table:table-row>
      </table:table>
      <text:p text:style-name="Standard"/>
      <text:p text:style-name="Standard"><text:span text:style-name="T9">Ejemplo para app de salud:</text:span></text:p>
      <text:list xml:id="list3597873481" text:style-name="WWNum51">
        <text:list-item>
          <text:p text:style-name="P41">Primario: Verde (#28A745) → Naturaleza/salud.</text:p>
        </text:list-item>
        <text:list-item>
          <text:p text:style-name="P41">Secundario: Azul (#17A2B8) → Confianza.</text:p>
        </text:list-item>
        <text:list-item>
          <text:p text:style-name="P41">Grises: #F8F9FA, #E9ECEF, #6C757D.</text:p>
        </text:list-item>
      </text:list>
      <text:p text:style-name="Standard"><text:span text:style-name="T9">Recursos adicionales:</text:span></text:p>
      <text:list xml:id="list118780789" text:style-name="WWNum40">
        <text:list-item>
          <text:p text:style-name="P42">Guía de accesibilidad: <text:a xlink:type="simple" xlink:href="https://www.w3.org/WAI/tips/designing/" text:style-name="ListLabel_20_559" text:visited-style-name="ListLabel_20_559"><text:span text:style-name="T18">https://www.w3.org/WAI/tips/designing/</text:span></text:a></text:p>
        </text:list-item>
        <text:list-item>
          <text:p text:style-name="P42">Ejemplos de paletas: <text:a xlink:type="simple" xlink:href="https://dribbble.com/colors" text:style-name="ListLabel_20_559" text:visited-style-name="ListLabel_20_559"><text:span text:style-name="T18">https://dribbble.com/colors</text:span></text:a></text:p>
        </text:list-item>
      </text:list>
      <text:p text:style-name="P131"><text:bookmark text:name="_qxroxbnuufoi"/>4. Tipografía en Interfaces</text:p>
      <text:p text:style-name="Standard">Principios para optimizar legibilidad, jerarquía y usabilidad</text:p>
      <text:p text:style-name="Heading_20_2"><text:bookmark text:name="_wzpnxd3xtfdv"/><text:soft-page-break/>4.1 Elección de Fuentes</text:p>
      <text:p text:style-name="Standard">Reglas fundamentales para selección tipográfica:</text:p>
      <text:p text:style-name="Standard"><text:span text:style-name="T9">✅ Legibilidad ante todo:</text:span></text:p>
      <text:list xml:id="list980293708" text:style-name="WWNum50">
        <text:list-item>
          <text:p text:style-name="P43">Evitar fuentes decorativas o con serifas finas en interfaces.</text:p>
        </text:list-item>
        <text:list-item>
          <text:p text:style-name="P43">Ejemplo de mala práctica: Usar Brush Script en un formulario médico.</text:p>
        </text:list-item>
      </text:list>
      <text:p text:style-name="Standard"><text:span text:style-name="T9">✅ Preferir Sans-Serif para pantallas:</text:span></text:p>
      <text:list xml:id="list701315506" text:style-name="WWNum55">
        <text:list-item>
          <text:p text:style-name="P44"><text:span text:style-name="T9">Top 5 fuentes para UI:</text:span></text:p>
          <text:list>
            <text:list-item>
              <text:p text:style-name="P96">Roboto (Android) → Neutral y versátil.</text:p>
            </text:list-item>
            <text:list-item>
              <text:p text:style-name="P96">Open Sans → Excelente legibilidad en pequeños tamaños.</text:p>
            </text:list-item>
            <text:list-item>
              <text:p text:style-name="P96">Montserrat → Moderna para títulos.</text:p>
            </text:list-item>
            <text:list-item>
              <text:p text:style-name="P96">Inter → Optimizada para pantallas de baja resolución.</text:p>
            </text:list-item>
            <text:list-item>
              <text:p text:style-name="P96">SF Pro (iOS) → Alta legibilidad en móviles.</text:p>
            </text:list-item>
          </text:list>
        </text:list-item>
      </text:list>
      <text:p text:style-name="Standard"><text:span text:style-name="T9">✅ Máximo 2 familias tipográficas:</text:span></text:p>
      <text:list xml:id="list1588191917" text:style-name="WWNum6">
        <text:list-item>
          <text:p text:style-name="P45"><text:span text:style-name="T9">Combinación clásica:</text:span></text:p>
          <text:list>
            <text:list-item>
              <text:p text:style-name="P97">Títulos: Montserrat Bold (impacto visual).</text:p>
            </text:list-item>
            <text:list-item>
              <text:p text:style-name="P97">Cuerpo: Open Sans Regular (legibilidad prolongada).</text:p>
            </text:list-item>
          </text:list>
        </text:list-item>
      </text:list>
      <text:p text:style-name="Standard"><text:span text:style-name="T9">Recursos gratuitos:</text:span></text:p>
      <text:list xml:id="list396315345" text:style-name="WWNum12">
        <text:list-item>
          <text:p text:style-name="P46">Google Fonts: <text:a xlink:type="simple" xlink:href="https://fonts.google.com/" text:style-name="ListLabel_20_559" text:visited-style-name="ListLabel_20_559"><text:span text:style-name="T18">https://fonts.google.com</text:span></text:a></text:p>
        </text:list-item>
        <text:list-item>
          <text:p text:style-name="P46">Font Pair: <text:a xlink:type="simple" xlink:href="https://fontpair.co/" text:style-name="ListLabel_20_559" text:visited-style-name="ListLabel_20_559"><text:span text:style-name="T18">https://fontpair.co</text:span></text:a> (combinaciones predefinidas).</text:p>
        </text:list-item>
      </text:list>
      <text:p text:style-name="Heading_20_2"><text:bookmark text:name="_t1npt3eafgvm"/>4.2 Jerarquía Visual</text:p>
      <text:p text:style-name="Standard">Escala tipográfica estándar para móvil/web:</text:p>
      <table:table table:name="Table5" table:style-name="Table5">
        <table:table-column table:style-name="Table5.A"/>
        <table:table-column table:style-name="Table5.B" table:number-columns-repeated="3"/>
        <table:table-column table:style-name="Table5.E"/>
        <text:soft-page-break/>
        <table:table-row table:style-name="Table5.1">
          <table:table-cell table:style-name="Table5.A1" office:value-type="string">
            <text:p text:style-name="P25"><text:span text:style-name="T9">Elemento</text:span></text:p>
          </table:table-cell>
          <table:table-cell table:style-name="Table5.B1" office:value-type="string">
            <text:p text:style-name="P25"><text:span text:style-name="T9">Tamaño</text:span></text:p>
          </table:table-cell>
          <table:table-cell table:style-name="Table5.B1" office:value-type="string">
            <text:p text:style-name="P25"><text:span text:style-name="T9">Peso</text:span></text:p>
          </table:table-cell>
          <table:table-cell table:style-name="Table5.B1" office:value-type="string">
            <text:p text:style-name="P25"><text:span text:style-name="T9">Color</text:span></text:p>
          </table:table-cell>
          <table:table-cell table:style-name="Table5.B1" office:value-type="string">
            <text:p text:style-name="P25"><text:span text:style-name="T9">Uso</text:span></text:p>
          </table:table-cell>
        </table:table-row>
        <table:table-row table:style-name="Table5.2">
          <table:table-cell table:style-name="Table5.A1" office:value-type="string">
            <text:p text:style-name="P25"><text:span text:style-name="T9">H1 (Título)</text:span></text:p>
          </table:table-cell>
          <table:table-cell table:style-name="Table5.B1" office:value-type="string">
            <text:p text:style-name="P25">24-32 px</text:p>
          </table:table-cell>
          <table:table-cell table:style-name="Table5.B1" office:value-type="string">
            <text:p text:style-name="P25">Bold</text:p>
          </table:table-cell>
          <table:table-cell table:style-name="Table5.B1" office:value-type="string">
            <text:p text:style-name="P25">#000000</text:p>
          </table:table-cell>
          <table:table-cell table:style-name="Table5.B1" office:value-type="string">
            <text:p text:style-name="P25">Nombres de pantalla</text:p>
          </table:table-cell>
        </table:table-row>
        <table:table-row table:style-name="Table5.2">
          <table:table-cell table:style-name="Table5.A1" office:value-type="string">
            <text:p text:style-name="P25"><text:span text:style-name="T9">H2 (Subtítulo)</text:span></text:p>
          </table:table-cell>
          <table:table-cell table:style-name="Table5.B1" office:value-type="string">
            <text:p text:style-name="P25">18-22 px</text:p>
          </table:table-cell>
          <table:table-cell table:style-name="Table5.B1" office:value-type="string">
            <text:p text:style-name="P25">SemiBold</text:p>
          </table:table-cell>
          <table:table-cell table:style-name="Table5.B1" office:value-type="string">
            <text:p text:style-name="P25">#333333</text:p>
          </table:table-cell>
          <table:table-cell table:style-name="Table5.B1" office:value-type="string">
            <text:p text:style-name="P25">Secciones</text:p>
          </table:table-cell>
        </table:table-row>
        <table:table-row table:style-name="Table5.2">
          <table:table-cell table:style-name="Table5.A1" office:value-type="string">
            <text:p text:style-name="P25"><text:span text:style-name="T9">Body (Texto)</text:span></text:p>
          </table:table-cell>
          <table:table-cell table:style-name="Table5.B1" office:value-type="string">
            <text:p text:style-name="P25">16-18 px</text:p>
          </table:table-cell>
          <table:table-cell table:style-name="Table5.B1" office:value-type="string">
            <text:p text:style-name="P25">Regular</text:p>
          </table:table-cell>
          <table:table-cell table:style-name="Table5.B1" office:value-type="string">
            <text:p text:style-name="P25">#555555</text:p>
          </table:table-cell>
          <table:table-cell table:style-name="Table5.B1" office:value-type="string">
            <text:p text:style-name="P25">Párrafos, botones</text:p>
          </table:table-cell>
        </table:table-row>
        <table:table-row table:style-name="Table5.2">
          <table:table-cell table:style-name="Table5.A1" office:value-type="string">
            <text:p text:style-name="P25"><text:span text:style-name="T9">Footnote</text:span></text:p>
          </table:table-cell>
          <table:table-cell table:style-name="Table5.B1" office:value-type="string">
            <text:p text:style-name="P25">12-14 px</text:p>
          </table:table-cell>
          <table:table-cell table:style-name="Table5.B1" office:value-type="string">
            <text:p text:style-name="P25">Light</text:p>
          </table:table-cell>
          <table:table-cell table:style-name="Table5.B1" office:value-type="string">
            <text:p text:style-name="P25">#777777</text:p>
          </table:table-cell>
          <table:table-cell table:style-name="Table5.B1" office:value-type="string">
            <text:p text:style-name="P25">Leyendas, ayudas</text:p>
          </table:table-cell>
        </table:table-row>
      </table:table>
      <text:p text:style-name="Standard"><text:span text:style-name="T9">Técnicas para reforzar jerarquía:</text:span></text:p>
      <text:list xml:id="list4294682953" text:style-name="WWNum9">
        <text:list-item>
          <text:p text:style-name="P47">Contraste de peso: H1 en Bold (700) vs Body en Regular (400).</text:p>
        </text:list-item>
        <text:list-item>
          <text:p text:style-name="P47">Color estratégico: Títulos en negro (#000), texto secundario en gris (#6C757D).</text:p>
        </text:list-item>
        <text:list-item>
          <text:p text:style-name="P47">Espaciado vertical: Doble espacio entre títulos y cuerpo.</text:p>
        </text:list-item>
      </text:list>
      <text:p text:style-name="Heading_20_2"><text:bookmark text:name="_dl6bwddt7qfc"/>4.3 Espaciado y Alineación</text:p>
      <text:p text:style-name="Standard">Buenas prácticas profesionales:</text:p>
      <text:p text:style-name="Standard"><text:span text:style-name="T9">📏 Interlineado (Line-height):</text:span></text:p>
      <text:list xml:id="list2621287340" text:style-name="WWNum17">
        <text:list-item>
          <text:p text:style-name="P48">Móvil: 1.5x el tamaño de fuente (ej.: 16px → 24px).</text:p>
        </text:list-item>
        <text:list-item>
          <text:p text:style-name="P48">Desktop: 1.4x (para líneas más largas).</text:p>
        </text:list-item>
      </text:list>
      <text:p text:style-name="Standard"><text:span text:style-name="T9">🔠 Alineación:</text:span></text:p>
      <text:list xml:id="list3167834193" text:style-name="WWNum24">
        <text:list-item>
          <text:p text:style-name="P49">Texto largo: Siempre alineado a la izquierda (mejor legibilidad).</text:p>
        </text:list-item>
        <text:list-item>
          <text:p text:style-name="P49">Centrado: Solo para títulos breves (&lt;2 líneas) o frases destacadas.</text:p>
        </text:list-item>
        <text:list-item>
          <text:p text:style-name="P49">Justificado: ❌ Evitar en interfaces (crea "ríos" de espacio blanco).</text:p>
        </text:list-item>
      </text:list>
      <text:p text:style-name="Standard"><text:span text:style-name="T9">Errores comunes:</text:span></text:p>
      <text:list xml:id="list2719755719" text:style-name="WWNum28">
        <text:list-item>
          <text:p text:style-name="P50">❌ Interlineado &lt;1.2x (texto apretado).</text:p>
        </text:list-item>
        <text:list-item>
          <text:p text:style-name="P50">❌ Mezclar alineaciones en una misma pantalla.</text:p>
        </text:list-item>
      </text:list>
      <text:p text:style-name="Standard"><text:span text:style-name="T9">Plantillas listas para usar:</text:span></text:p>
      <text:list xml:id="list235433198" text:style-name="WWNum49">
        <text:list-item>
          <text:p text:style-name="P51">Escala tipográfica en Figma:</text:p>
        </text:list-item>
      </text:list>
      <text:p text:style-name="P128"><text:a xlink:type="simple" xlink:href="https://www.figma.com/community/file/888356646442115999" text:style-name="ListLabel_20_559" text:visited-style-name="ListLabel_20_559"><text:span text:style-name="T18">https://www.figma.com/community/file/888356646442115999</text:span></text:a></text:p>
      <text:list xml:id="list34030315674137" text:continue-numbering="true" text:style-name="WWNum49">
        <text:list-item>
          <text:p text:style-name="P51">Guía de accesibilidad WCAG: <text:a xlink:type="simple" xlink:href="https://www.w3.org/WAI/tips/designing/" text:style-name="ListLabel_20_559" text:visited-style-name="ListLabel_20_559"><text:span text:style-name="T18">https://www.w3.org/WAI/tips/designing/</text:span></text:a></text:p>
        </text:list-item>
      </text:list>
      <text:p text:style-name="Heading_20_1"><text:bookmark text:name="_tdv9m3bowx1k"/><text:soft-page-break/>5. Distribución Visual (Layout)</text:p>
      <text:p text:style-name="Standard">En este punto veremos como organizar elementos para crear experiencias intuitivas, equilibradas y eficaces. Un buen layout guía al usuario de forma natural a través de la interfaz.</text:p>
      <text:p text:style-name="Heading_20_2"><text:bookmark text:name="_inc020glcne0"/>5.1 Principios fundamentales de diseño visual</text:p>
      <text:p text:style-name="Standard">Estas reglas universales, derivadas de la Psicología de la Gestalt, son la base para crear interfaces comprensibles y agradables.</text:p>
      <text:p text:style-name="Standard"><text:span text:style-name="T9">1. Proximidad (Ley de la Agrupación)</text:span></text:p>
      <text:list xml:id="list1635836499" text:style-name="WWNum52">
        <text:list-item>
          <text:p text:style-name="P52">Qué es: Agrupar visualmente los elementos que están relacionados entre sí.</text:p>
        </text:list-item>
        <text:list-item>
          <text:p text:style-name="P52">Por qué funciona: Nuestro cerebro asume que los elementos cercanos pertenecen a un mismo grupo o concepto.</text:p>
        </text:list-item>
        <text:list-item>
          <text:p text:style-name="P52">Ejemplo Práctico:</text:p>
          <text:list>
            <text:list-item>
              <text:p text:style-name="P98">Formulario: Los campos "Nombre", "Apellido" y "Email" deben tener 8px de separación entre ellos, pero el grupo debe estar separado del siguiente (ej: "Dirección") por al menos 24px. Esto reduce la carga cognitiva.</text:p>
            </text:list-item>
            <text:list-item>
              <text:p text:style-name="P98">Tarjeta de producto: La imagen, el título, el precio y el botón "Añadir" deben estar agrupados con espaciado consistente, separándose claramente de la tarjeta contigua.</text:p>
            </text:list-item>
          </text:list>
        </text:list-item>
      </text:list>
      <text:p text:style-name="Standard"><text:span text:style-name="T9">2. Alineación (Creando Orden Invisible)</text:span></text:p>
      <text:list xml:id="list2393750193" text:style-name="WWNum54">
        <text:list-item>
          <text:p text:style-name="P53">Qué es: Organizar el contenido utilizando una retícula (grid) estructural invisible.</text:p>
        </text:list-item>
        <text:list-item>
          <text:p text:style-name="P53">Por qué funciona: Crea una conexión visual entre los elementos, incluso si están lejos, aportando orden, limpieza y profesionalidad.</text:p>
        </text:list-item>
        <text:list-item>
          <text:p text:style-name="P53">Cómo aplicarlo:</text:p>
          <text:list>
            <text:list-item>
              <text:p text:style-name="P99">Sistema de 8px: Utilizar múltiplos de 8 (8, 16, 24, 32, 40, 48...) para todos los márgenes, paddings y dimensiones. Garantiza la consistencia y escalabilidad del diseño.</text:p>
            </text:list-item>
            <text:list-item>
              <text:p text:style-name="P99">Truco en Herramientas: En Figma, activa Layout Grid y elige Grid: Stripe con un gutter de 8px. Usa Shift + ↑/↓ para ajustar valores rápidamente.</text:p>
            </text:list-item>
          </text:list>
        </text:list-item>
      </text:list>
      <text:p text:style-name="Standard"><text:span text:style-name="T9">3. Repetición (Consistencia y Ritmo)</text:span></text:p>
      <text:list xml:id="list2049680086" text:style-name="WWNum3">
        <text:list-item>
          <text:p text:style-name="P54">Qué es: Reutilizar los mismos estilos y patrones a lo largo de toda la interfaz.</text:p>
        </text:list-item>
        <text:list-item>
          <text:p text:style-name="P54">Por qué funciona: Crea una sensación de coherencia y unidad. Los usuarios aprenden cómo funciona una parte de la interfaz y pueden predecir el comportamiento del resto.</text:p>
        </text:list-item>
        <text:list-item>
          <text:p text:style-name="P54">Ejemplo Práctico:</text:p>
          <text:list>
            <text:list-item>
              <text:p text:style-name="P100">Botones: Todos los botones primarios deben tener exactamente el mismo estilo (mismo color, mismo padding de 12px/24px, mismo radio de borde).</text:p>
            </text:list-item>
            <text:list-item>
              <text:p text:style-name="P100"><text:soft-page-break/>Espaciado: El espacio entre secciones (márgenes) debe repetirse (ej: siempre 64px entre el hero y la siguiente sección en web).</text:p>
            </text:list-item>
          </text:list>
        </text:list-item>
      </text:list>
      <text:p text:style-name="Standard"><text:span text:style-name="T9">4. Contraste (Jerarquía y Enfoque)</text:span></text:p>
      <text:list xml:id="list810504328" text:style-name="WWNum60">
        <text:list-item>
          <text:p text:style-name="P55">Qué es: Crear diferencias notorias entre elementos para destacar unos sobre otros.</text:p>
        </text:list-item>
        <text:list-item>
          <text:p text:style-name="P55">Por qué funciona: Atrae la atención del usuario hacia lo más importante y establece un orden de lectura claro. Se puede lograr con color, tamaño, peso tipográfico o espacio.</text:p>
        </text:list-item>
        <text:list-item>
          <text:p text:style-name="P55">Caso de Estudio:</text:p>
          <text:list>
            <text:list-item>
              <text:p text:style-name="P101">Un botón de "Suscribirse" debe tener el color de acento más fuerte (alto contraste con el fondo) y ser significativamente más grande que un enlace "Leer más".</text:p>
            </text:list-item>
            <text:list-item>
              <text:p text:style-name="P101">Un título (H1) debe tener un tamaño y peso (ej: 48px, Bold) que lo diferencie radicalmente del cuerpo de texto (16px, Regular).</text:p>
            </text:list-item>
          </text:list>
        </text:list-item>
      </text:list>
      <text:p text:style-name="Standard"><text:span text:style-name="T9">5. Espacio en Blanco (Respiración Visual)</text:span></text:p>
      <text:list xml:id="list2686042788" text:style-name="WWNum43">
        <text:list-item>
          <text:p text:style-name="P56">Qué es: El área vacía entre elementos. No es "espacio desperdiciado", es un elemento activo del diseño.</text:p>
        </text:list-item>
        <text:list-item>
          <text:p text:style-name="P56">Por qué es crucial:</text:p>
          <text:list>
            <text:list-item>
              <text:p text:style-name="P102">Reduce la fatiga visual hasta en un 30% (Nielsen Norman Group) al evitar el hacinamiento de información.</text:p>
            </text:list-item>
            <text:list-item>
              <text:p text:style-name="P102">Guía el ojo del usuario y da énfasis al contenido importante.</text:p>
            </text:list-item>
            <text:list-item>
              <text:p text:style-name="P102">Transmite elegancia y claridad.</text:p>
            </text:list-item>
          </text:list>
        </text:list-item>
        <text:list-item>
          <text:p text:style-name="P56">Recomendaciones Prácticas:</text:p>
          <text:list>
            <text:list-item>
              <text:p text:style-name="P102">Mínimo entre secciones: 32px en web, 24px en móvil.</text:p>
            </text:list-item>
            <text:list-item>
              <text:p text:style-name="P102">Mínimo entre elementos relacionados: 16px.</text:p>
            </text:list-item>
            <text:list-item>
              <text:p text:style-name="P102">En texto: Un interlineado (line-height) de 1.5 a 1.6 del tamaño de la fuente mejora enormemente la legibilidad en párrafos largos.</text:p>
            </text:list-item>
          </text:list>
        </text:list-item>
      </text:list>
      <text:p text:style-name="Heading_20_2"><text:bookmark text:name="_i5dhxgw4rov5"/>5.2 Rejillas (Grids)</text:p>
      <text:p text:style-name="Standard">Sistemas para estructurar interfaces:</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26"><text:span text:style-name="T9">Tipo de Grid</text:span></text:p>
          </table:table-cell>
          <table:table-cell table:style-name="Table6.B1" office:value-type="string">
            <text:p text:style-name="P26"><text:span text:style-name="T9">Uso</text:span></text:p>
          </table:table-cell>
          <table:table-cell table:style-name="Table6.B1" office:value-type="string">
            <text:p text:style-name="P26"><text:span text:style-name="T9">Ejemplo</text:span></text:p>
          </table:table-cell>
        </table:table-row>
        <table:table-row table:style-name="Table6.2">
          <table:table-cell table:style-name="Table6.A2" office:value-type="string">
            <text:p text:style-name="P25">12-Columnas</text:p>
          </table:table-cell>
          <table:table-cell table:style-name="Table6.B2" office:value-type="string">
            <text:p text:style-name="P25">Diseño web complejo y flexible</text:p>
          </table:table-cell>
          <table:table-cell table:style-name="Table6.B2" office:value-type="string">
            <text:p text:style-name="P25">- Máxima flexibilidad para layouts adaptativos</text:p>
            <text:p text:style-name="P25">- Permite múltiples combinaciones (ej: 4+4+4, 3+6+3)</text:p>
          </table:table-cell>
        </table:table-row>
        <table:table-row table:style-name="Table6.2">
          <table:table-cell table:style-name="Table6.A2" office:value-type="string">
            <text:p text:style-name="P25">8px Grid</text:p>
          </table:table-cell>
          <table:table-cell table:style-name="Table6.B2" office:value-type="string">
            <text:p text:style-name="P25">Alineación precisa en apps móviles</text:p>
          </table:table-cell>
          <table:table-cell table:style-name="Table6.B2" office:value-type="string">
            <text:p text:style-name="P25">- Todos los elementos y espacios en múltiplos de 8</text:p>
            <text:p text:style-name="P25">- Garantiza consistencia visual</text:p>
          </table:table-cell>
        </table:table-row>
        <table:table-row table:style-name="Table6.2">
          <table:table-cell table:style-name="Table6.A2" office:value-type="string">
            <text:p text:style-name="P25">Baseline Grid</text:p>
          </table:table-cell>
          <table:table-cell table:style-name="Table6.B2" office:value-type="string">
            <text:p text:style-name="P25">Alineación tipográfica perfecta</text:p>
          </table:table-cell>
          <table:table-cell table:style-name="Table6.B2" office:value-type="string">
            <text:p text:style-name="P25">- Textos alineados a línea base invisible</text:p>
            <text:p text:style-name="P25">- Interlineado consistente (ej: 4px o 8px)</text:p>
          </table:table-cell>
        </table:table-row>
      </table:table>
      <text:p text:style-name="Standard"><text:span text:style-name="T9">Herramientas:</text:span></text:p>
      <text:list xml:id="list1039955073" text:style-name="WWNum20">
        <text:list-item>
          <text:p text:style-name="P57">Figma Layout Grids: Configurar columnas/gutters.</text:p>
        </text:list-item>
        <text:list-item>
          <text:p text:style-name="P57">CSS Grid Generator: <text:a xlink:type="simple" xlink:href="https://cssgrid-generator.netlify.app/" text:style-name="ListLabel_20_559" text:visited-style-name="ListLabel_20_559"><text:span text:style-name="T18">https://cssgrid-generator.netlify.app/</text:span></text:a></text:p>
        </text:list-item>
      </text:list>
      <text:p text:style-name="Heading_20_2"><text:bookmark text:name="_o0fudlyplykk"/>5.3 Layouts Comunes</text:p>
      <text:p text:style-name="Standard">En este punto describimos algunos de las estructuras de layout más utilizadas.</text:p>
      <text:p text:style-name="Standard"/>
      <text:p text:style-name="Standard"><text:span text:style-name="T9">1. Patrón Cabecera – Cuerpo – Pie (Header-Body-Footer)</text:span></text:p>
      <text:list xml:id="list3768354169" text:style-name="WWNum25">
        <text:list-item>
          <text:p text:style-name="P58">Estructura clásica y verticalmente segmentada donde la cabecera contiene navegación principal, el cuerpo alberga el contenido central y el pie incluye información secundaria.</text:p>
        </text:list-item>
        <text:list-item>
          <text:p text:style-name="P58">Ejemplo representativo: Google Search.</text:p>
        </text:list-item>
        <text:list-item>
          <text:p text:style-name="P58">Ventaja principal: extremadamente familiar para los usuarios, lo que reduce la curva de aprendizaje y ofrece una sensación de inmediata usabilidad.</text:p>
        </text:list-item>
        <text:list-item>
          <text:p text:style-name="P58">Ideal para: sitios web corporativos, blogs y páginas de destino (landing pages) donde la simplicidad y la claridad son primordiales.</text:p>
        </text:list-item>
      </text:list>
      <text:p text:style-name="Standard"><text:span text:style-name="T9">2. Patrón menú lateral + Contenido (Sidebar + Content)</text:span></text:p>
      <text:list xml:id="list1190034894" text:style-name="WWNum23">
        <text:list-item>
          <text:p text:style-name="P59">Layout que divide la pantalla en dos áreas: una barra lateral (sidebar) fija o colapsable para la navegación y una sección principal dinámica para el contenido.</text:p>
        </text:list-item>
        <text:list-item>
          <text:p text:style-name="P59">Ejemplo representativo: Gmail (con su menú izquierdo).</text:p>
        </text:list-item>
        <text:list-item>
          <text:p text:style-name="P59">Ventaja principal: maximiza el espacio horizontal y permite un acceso rápido y constante a un gran número de secciones o herramientas.</text:p>
        </text:list-item>
        <text:list-item>
          <text:p text:style-name="P59">Ideal para: aplicaciones web complejas, dashboards de administración, herramientas de productividad y plataformas de correo electrónico que requieren una navegación extensa.</text:p>
        </text:list-item>
      </text:list>
      <text:p text:style-name="Standard"><text:span text:style-name="T9">3. Patrón de tarjetas (Cards)</text:span></text:p>
      <text:list xml:id="list1637606623" text:style-name="WWNum31">
        <text:list-item>
          <text:p text:style-name="P60">Organiza el contenido en módulos rectangulares independientes (tarjetas) que contienen información relacionada, como una imagen, título y texto.</text:p>
        </text:list-item>
        <text:list-item>
          <text:p text:style-name="P60">Ejemplo representativo: Pinterest o Netflix.</text:p>
        </text:list-item>
        <text:list-item>
          <text:p text:style-name="P60">Ventaja Principal: rscala de forma excepcional en diseños responsivos, reorganizándose fluidamente en diferentes tamaños de pantalla. Es visualmente atractivo y favorece el "escaneo" del contenido por parte del usuario.</text:p>
        </text:list-item>
        <text:list-item>
          <text:p text:style-name="P60"><text:soft-page-break/>Ideal para: galerías, marketplaces, catálogos de productos y cualquier interfaz que priorice el contenido visual.</text:p>
        </text:list-item>
      </text:list>
      <text:p text:style-name="Standard"><text:span text:style-name="T9">4. Patrón de desplazamiento a pantalla completa (Full-Screen Scroll)</text:span></text:p>
      <text:list xml:id="list3731815971" text:style-name="WWNum5">
        <text:list-item>
          <text:p text:style-name="P61">Cada sección o bloque de contenido ocupa el 100% del viewport (altura y anchura de la pantalla), creando una experiencia narrativa e inmersiva.</text:p>
        </text:list-item>
        <text:list-item>
          <text:p text:style-name="P61">Ejemplo representativo: páginas de producto de Apple.</text:p>
        </text:list-item>
        <text:list-item>
          <text:p text:style-name="P61">Truco clave: utilizar la propiedad CSS scroll-snap-type para lograr un "ajuste" o snapping suave entre secciones, mejorando la navegación y la experiencia en dispositivos táctiles.</text:p>
        </text:list-item>
        <text:list-item>
          <text:p text:style-name="P61">Ideal para: sitios de portafolio, narrativas digitales, landing pages de alto impacto y presentaciones de productos únicos.</text:p>
        </text:list-item>
      </text:list>
      <text:p text:style-name="Standard"><text:span text:style-name="T9">5. Diseño responsive y adaptativo</text:span></text:p>
      <text:list xml:id="list3800762850" text:style-name="WWNum22">
        <text:list-item>
          <text:p text:style-name="P62">Estrategia de diseño que permite que la interfaz se adapte y responda al tamaño y orientación del dispositivo del usuario, modificando su layout y componentes.</text:p>
        </text:list-item>
        <text:list-item>
          <text:p text:style-name="P62">Técnicas comunes de implementación:</text:p>
          <text:list>
            <text:list-item>
              <text:p text:style-name="P103">Patrón de navegación adaptable: menú hamburguesa (ícono de tres barras) en la versión móvil → Se transforma en una barra de navegación horizontal completa en desktop.</text:p>
            </text:list-item>
            <text:list-item>
              <text:p text:style-name="P103">Rejilla adaptativa (Adaptive Grid): una cuadrícula (grid) de 1 columna en móvil → 2 columnas en tablet → 4 columnas en desktop, reordenando el contenido de forma óptima.</text:p>
            </text:list-item>
          </text:list>
        </text:list-item>
        <text:list-item>
          <text:p text:style-name="P62">Objetivo principal: garantizar una experiencia de usuario óptima, legible y usable en cualquier dispositivo, desde un teléfono móvil hasta un monitor de escritorio.</text:p>
        </text:list-item>
      </text:list>
      <text:p text:style-name="Standard"/>
      <text:p text:style-name="Standard"><text:span text:style-name="T9">Kit de Recursos Prácticos</text:span></text:p>
      <text:list xml:id="list4211753333" text:style-name="WWNum45">
        <text:list-item>
          <text:p text:style-name="P63">Plantillas de Grids:</text:p>
          <text:list>
            <text:list-item>
              <text:p text:style-name="P104"><text:a xlink:type="simple" xlink:href="https://www.figma.com/community/file/888356646442115999" text:style-name="ListLabel_20_559" text:visited-style-name="ListLabel_20_559"><text:span text:style-name="T18">Figma UI Grids</text:span></text:a></text:p>
            </text:list-item>
          </text:list>
        </text:list-item>
        <text:list-item>
          <text:p text:style-name="P63">Ejemplos de Layouts:</text:p>
          <text:list>
            <text:list-item>
              <text:p text:style-name="P104"><text:a xlink:type="simple" xlink:href="https://land-book.com/" text:style-name="ListLabel_20_559" text:visited-style-name="ListLabel_20_559"><text:span text:style-name="T18">Land-book Inspo</text:span></text:a></text:p>
            </text:list-item>
          </text:list>
        </text:list-item>
        <text:list-item>
          <text:p text:style-name="P63">Guía Responsive:</text:p>
          <text:list>
            <text:list-item>
              <text:p text:style-name="P104"><text:a xlink:type="simple" xlink:href="https://developer.mozilla.org/es/docs/Learn/CSS/CSS_layout/Responsive_Design" text:style-name="ListLabel_20_559" text:visited-style-name="ListLabel_20_559"><text:span text:style-name="T18">MDN Web Docs</text:span></text:a></text:p>
            </text:list-item>
          </text:list>
        </text:list-item>
      </text:list>
      <text:p text:style-name="Heading_20_1"><text:bookmark text:name="_ilngtq9tkmvs"/>6. Diseño responsive y mobile-first</text:p>
      <text:p text:style-name="Standard"><text:soft-page-break/>Estrategias para interfaces adaptables y centradas en móvil.</text:p>
      <text:p text:style-name="Standard">🔹 Conceptos Clav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6"><text:span text:style-name="T9">Término</text:span></text:p>
          </table:table-cell>
          <table:table-cell table:style-name="Table7.B1" office:value-type="string">
            <text:p text:style-name="P26"><text:span text:style-name="T9">Definición</text:span></text:p>
          </table:table-cell>
          <table:table-cell table:style-name="Table7.B1" office:value-type="string">
            <text:p text:style-name="P26"><text:span text:style-name="T9">Ejemplo</text:span></text:p>
          </table:table-cell>
        </table:table-row>
        <table:table-row table:style-name="Table7.2">
          <table:table-cell table:style-name="Table7.A1" office:value-type="string">
            <text:p text:style-name="P25"><text:span text:style-name="T9">Responsive</text:span></text:p>
          </table:table-cell>
          <table:table-cell table:style-name="Table7.B1" office:value-type="string">
            <text:p text:style-name="P25">Diseño que se ajusta automáticamente al tamaño y orientación de la pantalla.</text:p>
          </table:table-cell>
          <table:table-cell table:style-name="Table7.B1" office:value-type="string">
            <text:p text:style-name="P25">Una web que pasa de 4 columnas (desktop) a 1 (móvil).</text:p>
          </table:table-cell>
        </table:table-row>
        <table:table-row table:style-name="Table7.3">
          <table:table-cell table:style-name="Table7.A1" office:value-type="string">
            <text:p text:style-name="P25"><text:span text:style-name="T9">Mobile-First</text:span></text:p>
          </table:table-cell>
          <table:table-cell table:style-name="Table7.B1" office:value-type="string">
            <text:p text:style-name="P25">Metodología que prioriza el diseño para móvil antes que para desktop.</text:p>
          </table:table-cell>
          <table:table-cell table:style-name="Table7.B1" office:value-type="string">
            <text:p text:style-name="P25">Comenzar con un menú hamburguesa en móvil y luego adaptarlo a una barra superior en desktop.</text:p>
          </table:table-cell>
        </table:table-row>
      </table:table>
      <text:p text:style-name="Standard"/>
      <text:p text:style-name="P129"><text:span text:style-name="T8"><text:s/>📖 </text:span><text:span text:style-name="T9">Importante: </text:span>El 58% del tráfico web global proviene de móvil y esta cifra aumenta año a año.</text:p>
      <text:p text:style-name="Standard"><text:span text:style-name="T9">Buenas Prácticas para Mobile-First</text:span></text:p>
      <text:p text:style-name="Standard"><text:span text:style-name="T9">1. Menús hamburguesa</text:span></text:p>
      <text:list xml:id="list317705249" text:style-name="WWNum33">
        <text:list-item>
          <text:p text:style-name="P64"><text:span text:style-name="T9">¿Por qué?</text:span> Ahorra espacio en pantallas pequeñas.</text:p>
        </text:list-item>
        <text:list-item>
          <text:p text:style-name="P64"><text:span text:style-name="T9">Cómo implementarlo:</text:span></text:p>
          <text:list>
            <text:list-item>
              <text:p text:style-name="P105">Icono ☰ en la esquina superior.</text:p>
            </text:list-item>
            <text:list-item>
              <text:p text:style-name="P105">Menú desplegable con opciones clave.</text:p>
            </text:list-item>
            <text:list-item>
              <text:p text:style-name="P105">Ejemplo: <text:a xlink:type="simple" xlink:href="https://i.imgur.com/5GY9Bkl.png" text:style-name="ListLabel_20_559" text:visited-style-name="ListLabel_20_559"><text:span text:style-name="T18">Spotify móvil</text:span></text:a>.</text:p>
            </text:list-item>
          </text:list>
        </text:list-item>
      </text:list>
      <text:p text:style-name="Standard"><text:span text:style-name="T9">2. Botones Táctiles</text:span></text:p>
      <text:list xml:id="list879669947" text:style-name="WWNum35">
        <text:list-item>
          <text:p text:style-name="P65"><text:span text:style-name="T9">Tamaño mínim</text:span>o: 48x48 píxeles (recomendación de Apple/Google).</text:p>
        </text:list-item>
        <text:list-item>
          <text:p text:style-name="P65"><text:span text:style-name="T9">Espaciado</text:span>: 8-12px entre botones para evitar errores de clic.</text:p>
        </text:list-item>
        <text:list-item>
          <text:p text:style-name="P65"><text:span text:style-name="T9">Ejemplo de error:</text:span> ❌ Botón de 32px en móvil (difícil de tocar).</text:p>
        </text:list-item>
      </text:list>
      <text:p text:style-name="Standard"><text:span text:style-name="T9">3. Contenido Prioritario</text:span></text:p>
      <text:list xml:id="list682124707" text:style-name="WWNum38">
        <text:list-item>
          <text:p text:style-name="P66"><text:span text:style-name="T9">Regla 80/20</text:span>: Mostrar solo el 20% de funcionalidades clave en móvil.</text:p>
        </text:list-item>
        <text:list-item>
          <text:p text:style-name="P66"><text:span text:style-name="T9">Técnicas</text:span>:</text:p>
          <text:list>
            <text:list-item>
              <text:p text:style-name="P106"><text:soft-page-break/>Ocultar elementos secundarios bajo pestañas o "Ver más".</text:p>
            </text:list-item>
            <text:list-item>
              <text:p text:style-name="P106">Eliminar imágenes decorativas en móvil.</text:p>
            </text:list-item>
          </text:list>
        </text:list-item>
      </text:list>
      <text:p text:style-name="Standard"><text:span text:style-name="T9">4. Tipografía Responsive</text:span></text:p>
      <text:list xml:id="list607679343" text:style-name="WWNum1">
        <text:list-item>
          <text:p text:style-name="P67"><text:span text:style-name="T9">Escala adaptable:</text:span></text:p>
          <text:list>
            <text:list-item>
              <text:p text:style-name="P107">Móvil: Títulos 22px, cuerpo 16px.</text:p>
            </text:list-item>
            <text:list-item>
              <text:p text:style-name="P107">Desktop: Títulos 28px, cuerpo 18px.</text:p>
            </text:list-item>
          </text:list>
        </text:list-item>
      </text:list>
      <text:p text:style-name="Standard"><text:span text:style-name="T9">5. Media Queries (CSS)</text:span></text:p>
      <text:list xml:id="list2952413822" text:style-name="WWNum4">
        <text:list-item>
          <text:p text:style-name="P68">Puntos de corte típicos. Ejemplo en CSS</text:p>
        </text:list-item>
      </text:list>
      <table:table table:name="Table8" table:style-name="Table8">
        <table:table-column table:style-name="Table8.A"/>
        <table:table-row table:style-name="Table8.1">
          <table:table-cell table:style-name="Table8.A1" office:value-type="string">
            <text:p text:style-name="P130"><text:span text:style-name="T19">/* Móvil: &lt;768px */</text:span><text:span text:style-name="T20"><text:line-break/>@</text:span><text:span text:style-name="T21">media</text:span><text:span text:style-name="T20"> (max-width: </text:span><text:span text:style-name="T22">768px</text:span><text:span text:style-name="T20">) { ... } <text:s/><text:line-break/></text:span><text:span text:style-name="T19">/* Tablet: 768px-1024px */</text:span><text:span text:style-name="T20"><text:line-break/>@</text:span><text:span text:style-name="T21">media</text:span><text:span text:style-name="T20"> (min-width: </text:span><text:span text:style-name="T22">768px</text:span><text:span text:style-name="T20">) and (max-width: </text:span><text:span text:style-name="T22">1024px</text:span><text:span text:style-name="T20">) { ... } <text:s/><text:line-break/></text:span><text:span text:style-name="T19">/* Desktop: &gt;1024px */</text:span><text:span text:style-name="T20"><text:line-break/>@</text:span><text:span text:style-name="T21">media</text:span><text:span text:style-name="T20"> (min-width: </text:span><text:span text:style-name="T22">1024px</text:span><text:span text:style-name="T20">) { ... }</text:span></text:p>
          </table:table-cell>
        </table:table-row>
      </table:table>
      <text:p text:style-name="Standard"/>
      <text:p text:style-name="Standard"><text:span text:style-name="T9">Ejemplo de Flujo Mobile-First</text:span></text:p>
      <text:list xml:id="list1993716590" text:style-name="WWNum32">
        <text:list-item>
          <text:p text:style-name="P69"><text:span text:style-name="T9">Diseñar para móvil:</text:span></text:p>
          <text:list>
            <text:list-item>
              <text:p text:style-name="P108">Menú hamburguesa.</text:p>
            </text:list-item>
            <text:list-item>
              <text:p text:style-name="P108">Botón flotante de acción principal (+).</text:p>
            </text:list-item>
            <text:list-item>
              <text:p text:style-name="P108">Texto conciso.</text:p>
            </text:list-item>
          </text:list>
        </text:list-item>
        <text:list-item>
          <text:p text:style-name="P69"><text:span text:style-name="T9">Adaptar a tablet:</text:span></text:p>
          <text:list>
            <text:list-item>
              <text:p text:style-name="P108">Mostrar 2 columnas en lugar de 1.</text:p>
            </text:list-item>
            <text:list-item>
              <text:p text:style-name="P108">Menú semi-expandido.</text:p>
            </text:list-item>
          </text:list>
        </text:list-item>
        <text:list-item>
          <text:p text:style-name="P69"><text:span text:style-name="T9">Escalar a desktop</text:span>:</text:p>
          <text:list>
            <text:list-item>
              <text:p text:style-name="P108">Barra de navegación horizontal.</text:p>
            </text:list-item>
            <text:list-item>
              <text:p text:style-name="P108">Grid de 4 columnas.</text:p>
            </text:list-item>
          </text:list>
        </text:list-item>
      </text:list>
      <text:p text:style-name="Standard"><text:soft-page-break/><text:span text:style-name="T9">Herramientas para probar:</text:span></text:p>
      <text:list xml:id="list1095905777" text:style-name="WWNum29">
        <text:list-item>
          <text:p text:style-name="P70"><text:a xlink:type="simple" xlink:href="https://developer.chrome.com/docs/devtools/" text:style-name="ListLabel_20_559" text:visited-style-name="ListLabel_20_559"><text:span text:style-name="T18">Chrome DevTools</text:span></text:a> (Simulador de dispositivos).</text:p>
        </text:list-item>
        <text:list-item>
          <text:p text:style-name="P70"><text:a xlink:type="simple" xlink:href="https://responsively.app/" text:style-name="ListLabel_20_559" text:visited-style-name="ListLabel_20_559"><text:span text:style-name="T18">Responsively App</text:span></text:a> (Visualización simultánea en múltiples pantallas).</text:p>
        </text:list-item>
      </text:list>
      <text:p text:style-name="Standard"><text:span text:style-name="T9">Errores Comunes a Evitar</text:span></text:p>
      <text:list xml:id="list317367861" text:style-name="WWNum26">
        <text:list-item>
          <text:p text:style-name="P71">❌ Toque muerto: Áreas no clickeables cerca de botones.</text:p>
        </text:list-item>
        <text:list-item>
          <text:p text:style-name="P71">❌ Scroll horizontal: Forzar al usuario a desplazarse lateralmente.</text:p>
        </text:list-item>
        <text:list-item>
          <text:p text:style-name="P71">❌ Imágenes no optimizadas: Que ralenticen la carga en móvil.</text:p>
        </text:list-item>
      </text:list>
      <text:p text:style-name="P129"><text:span text:style-name="T8"><text:s/>📖 </text:span><text:span text:style-name="T9">Importante:</text:span> El diseño responsive no es una opción, es una necesidad.</text:p>
      <text:p text:style-name="Standard"><text:span text:style-name="T9">Recursos adicionales:</text:span></text:p>
      <text:list xml:id="list3709427010" text:style-name="WWNum2">
        <text:list-item>
          <text:p text:style-name="P72">Guía completa de Media Queries: <text:a xlink:type="simple" xlink:href="https://developer.mozilla.org/es/docs/Web/CSS/Media_Queries" text:style-name="ListLabel_20_559" text:visited-style-name="ListLabel_20_559"><text:span text:style-name="T18">MDN Web Docs</text:span></text:a></text:p>
        </text:list-item>
        <text:list-item>
          <text:p text:style-name="P72">Ejemplos de diseño mobile-first: <text:a xlink:type="simple" xlink:href="https://www.awwwards.com/websites/mobile/" text:style-name="ListLabel_20_559" text:visited-style-name="ListLabel_20_559"><text:span text:style-name="T18">Awwwards Mobile</text:span></text:a></text:p>
        </text:list-item>
      </text:list>
      <text:p text:style-name="Heading_20_1"><text:bookmark text:name="_uqzqv37gvnx"/>7. Ejemplo práctico de elementos clave del diseño UI</text:p>
      <text:p text:style-name="Heading_20_2"><text:bookmark text:name="_gi4watd73i6"/>7.1 Repaso de elementos clave</text:p>
      <text:p text:style-name="Standard">Repasamos los elementos claves del diseño de una UI y vemos un ejemplo práctico detallado.</text:p>
      <text:p text:style-name="Standard"><text:span text:style-name="T9">A. Color</text:span></text:p>
      <text:list xml:id="list1393369472" text:style-name="WWNum16">
        <text:list-item>
          <text:p text:style-name="P73"><text:span text:style-name="T9">Psicología del color:</text:span></text:p>
          <text:list>
            <text:list-item>
              <text:p text:style-name="P109">Azul → Confianza (LinkedIn, Facebook).</text:p>
            </text:list-item>
            <text:list-item>
              <text:p text:style-name="P109">Rojo → Urgencia (Netflix, YouTube).</text:p>
            </text:list-item>
          </text:list>
        </text:list-item>
        <text:list-item>
          <text:p text:style-name="P73"><text:span text:style-name="T9">Paletas efectivas:</text:span></text:p>
          <text:list>
            <text:list-item>
              <text:p text:style-name="P109">1 color primario + 1-2 secundarios + neutros.</text:p>
            </text:list-item>
          </text:list>
        </text:list-item>
        <text:list-item>
          <text:p text:style-name="P73"><text:span text:style-name="T9">🔑 Clave en Accesibilidad (A11y):</text:span></text:p>
          <text:list>
            <text:list-item>
              <text:p text:style-name="P109"><text:soft-page-break/>Contraste mínimo: texto/fondo debe tener ratio ≥ 4.5:1 (WCAG AA). Herramientas: WebAIM Contrast Checker.</text:p>
            </text:list-item>
            <text:list-item>
              <text:p text:style-name="P109">No usar solo color para informar: </text:p>
              <text:list>
                <text:list-item>
                  <text:p text:style-name="P125">Ejemplo: errores en formularios deben incluir un icono (⚠️) + texto, no solo color rojo.</text:p>
                </text:list-item>
              </text:list>
            </text:list-item>
            <text:list-item>
              <text:p text:style-name="P109">Simular daltonismo: Verificar paletas con herramientas como Stark o Colorblindly.</text:p>
            </text:list-item>
          </text:list>
        </text:list-item>
      </text:list>
      <text:p text:style-name="Standard">B. <text:span text:style-name="T9">Tipografía</text:span></text:p>
      <text:list xml:id="list3824321831" text:style-name="WWNum46">
        <text:list-item>
          <text:p text:style-name="P74"><text:span text:style-name="T9">Reglas básicas:</text:span></text:p>
          <text:list>
            <text:list-item>
              <text:p text:style-name="P110">Generalmente, máximo 2 fuentes (ej.: Roboto para texto, Montserrat para títulos).</text:p>
            </text:list-item>
            <text:list-item>
              <text:p text:style-name="P110">Interlineado de 1.5x el tamaño de fuente.</text:p>
            </text:list-item>
          </text:list>
        </text:list-item>
        <text:list-item>
          <text:p text:style-name="P74"><text:span text:style-name="T9">Ejemplo de jerarquía:</text:span></text:p>
          <text:list>
            <text:list-item>
              <text:p text:style-name="P110">Título: 24px (bold)</text:p>
            </text:list-item>
            <text:list-item>
              <text:p text:style-name="P110">Subtítulo: 18px <text:s/></text:p>
            </text:list-item>
            <text:list-item>
              <text:p text:style-name="P110">Cuerpo: 16px <text:s/></text:p>
            </text:list-item>
            <text:list-item>
              <text:p text:style-name="P110">Notas: 14px (color gris) </text:p>
            </text:list-item>
          </text:list>
        </text:list-item>
        <text:list-item>
          <text:p text:style-name="P74"><text:span text:style-name="T9">🔑 Clave en Accesibilidad (A11y):</text:span></text:p>
          <text:list>
            <text:list-item>
              <text:p text:style-name="P110">Fuentes legibles: evitar tipografías decorativas o muy finas en textos largos.</text:p>
            </text:list-item>
            <text:list-item>
              <text:p text:style-name="P110">Tamaño mínimo: 16px para cuerpo en web ( adaptable con rems).</text:p>
            </text:list-item>
            <text:list-item>
              <text:p text:style-name="P110">Color de texto: nunca gris claro sobre fondo blanco (#CCC ❌). Usar gris oscuro (#555 ✅).</text:p>
            </text:list-item>
          </text:list>
        </text:list-item>
      </text:list>
      <text:p text:style-name="Standard"><text:span text:style-name="T9">C. Componentes UI</text:span></text:p>
      <text:list xml:id="list3104313425" text:style-name="WWNum62">
        <text:list-item>
          <text:p text:style-name="P75"><text:span text:style-name="T9">Botones</text:span>:</text:p>
          <text:list>
            <text:list-item>
              <text:p text:style-name="P111">Estados claros (normal, hover, active, disabled).</text:p>
            </text:list-item>
            <text:list-item>
              <text:p text:style-name="P111">Tamaño mínimo: 44x44px (para tacto en móviles).</text:p>
            </text:list-item>
          </text:list>
        </text:list-item>
        <text:list-item>
          <text:p text:style-name="P75"><text:soft-page-break/><text:span text:style-name="T9">Tarjetas:</text:span></text:p>
          <text:list>
            <text:list-item>
              <text:p text:style-name="P111">Espaciado interno (padding ≥ 16px) + sombras suaves para depth.</text:p>
            </text:list-item>
          </text:list>
        </text:list-item>
        <text:list-item>
          <text:p text:style-name="P75"><text:span text:style-name="T9">Formularios:</text:span></text:p>
          <text:list>
            <text:list-item>
              <text:p text:style-name="P111">Etiquetas siempre visibles (no solo placeholders).</text:p>
            </text:list-item>
            <text:list-item>
              <text:p text:style-name="P111">Mensajes de error claros y asociados al campo.</text:p>
            </text:list-item>
          </text:list>
        </text:list-item>
        <text:list-item>
          <text:p text:style-name="P75"><text:span text:style-name="T9">🔑 Clave en Accesibilidad (A11y):</text:span></text:p>
          <text:list>
            <text:list-item>
              <text:p text:style-name="P111">Enfoque visual: Outline de focus nunca debe ocultarse (ej: outline: 2px solid #2563EB).</text:p>
            </text:list-item>
            <text:list-item>
              <text:p text:style-name="P111">Texto alternativo en iconos: Si un botón solo tiene un ícono (↻), añadir aria-label="Actualizar".</text:p>
            </text:list-item>
            <text:list-item>
              <text:p text:style-name="P111">Lectores de pantalla: Usar semántica HTML correcta (&lt;button&gt;, &lt;nav&gt;, &lt;article&gt;).</text:p>
            </text:list-item>
          </text:list>
        </text:list-item>
      </text:list>
      <text:p text:style-name="Standard"><text:span text:style-name="T9">D. Espacio y layout</text:span></text:p>
      <text:list xml:id="list4222181867" text:style-name="WWNum36">
        <text:list-item>
          <text:p text:style-name="P76"><text:span text:style-name="T9">Ley de proximidad</text:span>: elementos relacionados deben estar juntos (ej: label + input + mensaje error).</text:p>
        </text:list-item>
        <text:list-item>
          <text:p text:style-name="P76"><text:span text:style-name="T9">Grid system:</text:span> alineación consistente (ej: 12-columnas en web, 4 en móvil).</text:p>
        </text:list-item>
        <text:list-item>
          <text:p text:style-name="P76"><text:span text:style-name="T9">Espaciado</text:span>: escala basada en 8px (8, 16, 24, 32, 40px).</text:p>
        </text:list-item>
        <text:list-item>
          <text:p text:style-name="P76"><text:span text:style-name="T9">🔑 Clave en Accesibilidad (A11y):</text:span></text:p>
          <text:list>
            <text:list-item>
              <text:p text:style-name="P112">Espaciado para interacción: Botones y links deben tener margen de separación suficiente para evitar errores de tacto.</text:p>
            </text:list-item>
            <text:list-item>
              <text:p text:style-name="P112">Zonas de toque amplias: Extender el área clicable beyond del texto visible (ej: padding en links de menú).</text:p>
            </text:list-item>
            <text:list-item>
              <text:p text:style-name="P112">Orden de lectura lógico: El flujo visual debe coincidir con el orden del código HTML (para navegación por teclado).</text:p>
            </text:list-item>
          </text:list>
        </text:list-item>
      </text:list>
      <text:p text:style-name="Heading_20_2"><text:bookmark text:name="_w31t20v9xp00"/>7.2 Ejemplo práctico: UI de una app de Clima</text:p>
      <text:p text:style-name="Standard">Este caso práctico muestra la aplicación consciente de los 3 pilares del UI Design (Color, Tipografía, Layout) en una interfaz real, justificando cada elección desde la teoría y la usabilidad.</text:p>
      <text:p text:style-name="Standard"><text:span text:style-name="T9">1. Sistema de color: más que solo azul y amarillo</text:span></text:p>
      <text:p text:style-name="Standard">La paleta no se elige solo por estética, sino por semántica y funcionalidad.</text:p>
      <text:list xml:id="list2621762158" text:style-name="WWNum39">
        <text:list-item>
          <text:p text:style-name="P77"><text:soft-page-break/>Paleta definitiva y su razón de ser:</text:p>
          <text:list>
            <text:list-item>
              <text:p text:style-name="P113"><text:span text:style-name="T9">Color Primario</text:span> (Fondo): #E6F2FF (Azul claro muy tenue).</text:p>
              <text:list>
                <text:list-item>
                  <text:p text:style-name="P126">Por qué: Simula un cielo despejado. Es un fondo neutro y no intrusivo que permite que el contenido destaque sin forzar la vista. No es un blanco puro, lo que reduce el cansancio visual.</text:p>
                </text:list-item>
              </text:list>
            </text:list-item>
            <text:list-item>
              <text:p text:style-name="P113"><text:span text:style-name="T9">Color de acento</text:span> (Énfasis): #FFB300 (Amarillo mostaza vibrante, no neón).</text:p>
              <text:list>
                <text:list-item>
                  <text:p text:style-name="P126">Por qué: Representa el sol. Se utiliza estratégicamente para los elementos interactivos y los datos más importantes (la temperatura actual). Psicológicamente, transmite energía y positividad.</text:p>
                </text:list-item>
              </text:list>
            </text:list-item>
            <text:list-item>
              <text:p text:style-name="P113"><text:span text:style-name="T9">Color de texto primario</text:span>: #333333 (Gris oscuro, casi negro).</text:p>
              <text:list>
                <text:list-item>
                  <text:p text:style-name="P126">Por qué: Proporciona el máximo contraste sobre el fondo azul claro, garantizando una legibilidad óptima. El negro puro (#000) puede ser demasiado severo.</text:p>
                </text:list-item>
              </text:list>
            </text:list-item>
            <text:list-item>
              <text:p text:style-name="P113"><text:span text:style-name="T9">Color de texto secundario:</text:span> #666666 (Gris medio).</text:p>
              <text:list>
                <text:list-item>
                  <text:p text:style-name="P126">Por qué: Para información menos crucial, como la humedad o la velocidad del viento, estableciendo una jerarquía visual clara.</text:p>
                </text:list-item>
              </text:list>
            </text:list-item>
            <text:list-item>
              <text:p text:style-name="P113"><text:span text:style-name="T9">Color para estados:</text:span> #2563EB (Azul corporativo).</text:p>
              <text:list>
                <text:list-item>
                  <text:p text:style-name="P126">Por qué: Para el estado :active o :pressed del botón. Le da al usuario feedback visual claro de que su interacción fue registrada.</text:p>
                </text:list-item>
              </text:list>
            </text:list-item>
          </text:list>
        </text:list-item>
      </text:list>
      <text:p text:style-name="P1"/>
      <text:p text:style-name="Standard"><text:span text:style-name="T9">2. Sistema tipográfico: estableciendo una gerarquía clara</text:span></text:p>
      <text:p text:style-name="Standard">La tipografía debe comunicar la información en orden de importancia.</text:p>
      <text:list xml:id="list3107214121" text:style-name="WWNum59">
        <text:list-item>
          <text:p text:style-name="P78"><text:span text:style-name="T9">Escala Tipográfica (Basada en 8pt):</text:span></text:p>
          <text:list>
            <text:list-item>
              <text:p text:style-name="P114">Temperatura Actual (H1): Oswald Bold, 2.5rem (40px)</text:p>
              <text:list>
                <text:list-item>
                  <text:p text:style-name="P127">Por qué: Oswald es una fuente condensada y de alto impacto, perfecta para mostrar el dato más importante de un vistazo. Su peso Bold y gran tamaño la convierten en el foco absoluto de la pantalla.</text:p>
                </text:list-item>
              </text:list>
            </text:list-item>
            <text:list-item>
              <text:p text:style-name="P114">Descripción del Clima (H2): Roboto Regular, 1.125rem (18px)</text:p>
              <text:list>
                <text:list-item>
                  <text:p text:style-name="P127">Por qué: Roboto es una sans-serif neutral y extremadamente legible. Su regular weight y tamaño menor complementan al título sin competir con él.</text:p>
                </text:list-item>
              </text:list>
            </text:list-item>
            <text:list-item>
              <text:p text:style-name="P114">Datos Meteorológicos (H3 - Humedad, Viento): Roboto Medium, 1rem (16px)</text:p>
              <text:list>
                <text:list-item>
                  <text:p text:style-name="P127">Por qué: El peso Medium (500) ofrece un énfasis sutil para estos datos importantes pero secundarios.</text:p>
                </text:list-item>
              </text:list>
            </text:list-item>
            <text:list-item>
              <text:p text:style-name="P114"><text:soft-page-break/>Hora en las Tarjetas (Caption): Roboto Regular, 0.875rem (14px)</text:p>
              <text:list>
                <text:list-item>
                  <text:p text:style-name="P127">Por qué: El tamaño más pequeño es adecuado para meta-información (la etiqueta de tiempo).</text:p>
                </text:list-item>
              </text:list>
            </text:list-item>
          </text:list>
        </text:list-item>
      </text:list>
      <text:p text:style-name="Standard"><text:span text:style-name="T9">3. Diseño de componentes y layout</text:span></text:p>
      <text:p text:style-name="Standard">Estructura de Layout:<text:line-break/>Se utiliza un sistema de grid de 4 columnas (estándar para móviles) con un espaciado consistente de 8px. Todos los márgenes y paddings son múltiplos de 8 (16px, 24px, 32px).</text:p>
      <text:list xml:id="list2759200172" text:style-name="WWNum11">
        <text:list-item>
          <text:p text:style-name="P79"><text:span text:style-name="T9">Botón "Actualizar" (Componente):</text:span></text:p>
          <text:list>
            <text:list-item>
              <text:p text:style-name="P115">Estilo: Botón flotante (FAB - Floating Action Button) en la esquina inferior derecha.</text:p>
            </text:list-item>
            <text:list-item>
              <text:p text:style-name="P115">Color de Fondo: #FFB300 (Amarillo de acento).</text:p>
            </text:list-item>
            <text:list-item>
              <text:p text:style-name="P115">Icono: Flecha circular de recarga (Icono universalmente reconocido).</text:p>
            </text:list-item>
            <text:list-item>
              <text:p text:style-name="P115">Padding: 16px.</text:p>
            </text:list-item>
            <text:list-item>
              <text:p text:style-name="P115">Por qué: Su posición flotante y color lo hacen siempre visible y accesible con el pulgar. El icono es más universal que el texto "Actualizar" para usuarios de todos los idiomas.</text:p>
            </text:list-item>
          </text:list>
        </text:list-item>
        <text:list-item>
          <text:p text:style-name="P79"><text:span text:style-name="T9">Tarjetas de “Pronóstico por hora” (Componente):</text:span></text:p>
          <text:list>
            <text:list-item>
              <text:p text:style-name="P115">Estilo: Contenedores con fondo blanco #FFFFFF y sombra sutil (elevation: 2dp).</text:p>
            </text:list-item>
            <text:list-item>
              <text:p text:style-name="P115">Espaciado Interno (Padding): 16px.</text:p>
            </text:list-item>
            <text:list-item>
              <text:p text:style-name="P115">Margen entre Tarjetas: 16px.</text:p>
            </text:list-item>
            <text:list-item>
              <text:p text:style-name="P115">Contenido: Alineado verticalmente (Icono del clima → Hora → Temperatura).</text:p>
            </text:list-item>
            <text:list-item>
              <text:p text:style-name="P115">Por qué: Las tarjetas con fondo blanco y sombra se separan visualmente del fondo, creando depth y organización. El espaciado generoso evita que se vean amontonadas.</text:p>
            </text:list-item>
          </text:list>
        </text:list-item>
      </text:list>
      <text:p text:style-name="Standard"><text:span text:style-name="T9">4. Accesibilidad - Comprobación Técnica</text:span></text:p>
      <text:p text:style-name="Standard">Cada decisión de color se valida con herramientas como WebAIM's Contrast Checker para cumplir con las WCAG AA (Nivel de conformidad Doble-A).</text:p>
      <text:list xml:id="list1258744544" text:style-name="WWNum19">
        <text:list-item>
          <text:p text:style-name="P80">Caso de Prueba 1: Texto Principal sobre Fondo:</text:p>
          <text:list>
            <text:list-item>
              <text:p text:style-name="P116">Texto: #333333 sobre Fondo: #E6F2FF</text:p>
            </text:list-item>
            <text:list-item>
              <text:p text:style-name="P116">Ratio de Contraste: 5.7:1 ✅ (Supera el mínimo de 4.5:1).</text:p>
            </text:list-item>
          </text:list>
        </text:list-item>
        <text:list-item>
          <text:p text:style-name="P80"><text:soft-page-break/>Caso de Prueba 2: Texto sobre Botón Amarillo:</text:p>
          <text:list>
            <text:list-item>
              <text:p text:style-name="P116">Icono: #333333 sobre Botón: #FFB300</text:p>
            </text:list-item>
            <text:list-item>
              <text:p text:style-name="P116">Ratio de Contraste: 6.5:1 ✅ (Supera el mínimo).</text:p>
            </text:list-item>
          </text:list>
        </text:list-item>
        <text:list-item>
          <text:p text:style-name="P80">Caso de Prueba 3: Texto Secundario:</text:p>
          <text:list>
            <text:list-item>
              <text:p text:style-name="P116">Texto: #666666 sobre Fondo: #E6F2FF</text:p>
            </text:list-item>
            <text:list-item>
              <text:p text:style-name="P116">Ratio de Contraste: 3.8:1 ❌ (No cumple para texto normal).</text:p>
            </text:list-item>
            <text:list-item>
              <text:p text:style-name="P116">Iteración del Diseño: Se debe cambiar el texto secundario a un gris más oscuro (#555555 o #5A5A5A) para superar el ratio de 4.5:1. Esto demuestra el proceso iterativo de diseño centrado en la accesibilidad.</text:p>
            </text:list-item>
          </text:list>
        </text:list-item>
      </text:list>
      <text:p text:style-name="Standard"><text:span text:style-name="T9">Impacto de un buen UI Design</text:span></text:p>
      <text:list xml:id="list621138675" text:style-name="WWNum34">
        <text:list-item>
          <text:p text:style-name="P81">+70% de retención de usuarios si la interfaz es visualmente coherente.</text:p>
        </text:list-item>
        <text:list-item>
          <text:p text:style-name="P81">-60% en errores de usabilidad con botones bien diseñados.</text:p>
        </text:list-item>
      </text:list>
      <text:p text:style-name="Heading_20_1"><text:bookmark text:name="_cy0jbtsdn700"/>8. Recursos para Aprender Diseño de Interfaz de Usuario (UI)</text:p>
      <text:p text:style-name="Standard"><text:span text:style-name="T9">📚 Libros</text:span></text:p>
      <text:list xml:id="list1142265060" text:style-name="WWNum14">
        <text:list-item>
          <text:p text:style-name="P82">"Designing Interfaces" (Jenifer Tidwell)</text:p>
        </text:list-item>
        <text:list-item>
          <text:p text:style-name="P82">"Refactoring UI" (Adam Wathan &amp; Steve Schoger)</text:p>
        </text:list-item>
        <text:list-item>
          <text:p text:style-name="P82">"The Non-Designer's Design Book" (Robin Williams)</text:p>
        </text:list-item>
      </text:list>
      <text:p text:style-name="Standard"><text:span text:style-name="T9">🎓 Cursos en Línea</text:span></text:p>
      <text:list xml:id="list2578107451" text:style-name="WWNum61">
        <text:list-item>
          <text:p text:style-name="P83">"UI Design Fundamentals" (DesignCourse)</text:p>
          <text:list>
            <text:list-item>
              <text:p text:style-name="P117"><text:a xlink:type="simple" xlink:href="https://www.youtube.com/playlist?list=PL0eyrZgxdwhxNGMWROnaY35NLrEjTdybM" text:style-name="ListLabel_20_559" text:visited-style-name="ListLabel_20_559"><text:span text:style-name="T18">https://www.youtube.com/playlist?list=PL0eyrZgxdwhxNGMWROnaY35NLrEjTdybM</text:span></text:a></text:p>
            </text:list-item>
          </text:list>
        </text:list-item>
        <text:list-item>
          <text:p text:style-name="P83">"UI Design Patterns for Successful Software" (Interaction Design Foundation)</text:p>
          <text:list>
            <text:list-item>
              <text:p text:style-name="P117"><text:a xlink:type="simple" xlink:href="https://www.interaction-design.org/courses/ui-design-patterns-for-successful-software" text:style-name="ListLabel_20_559" text:visited-style-name="ListLabel_20_559"><text:span text:style-name="T18">https://www.interaction-design.org/courses/ui-design-patterns-for-successful-software</text:span></text:a></text:p>
            </text:list-item>
          </text:list>
        </text:list-item>
      </text:list>
      <text:p text:style-name="Standard"><text:span text:style-name="T9">🛠 Herramientas Prácticas</text:span></text:p>
      <text:list xml:id="list984957998" text:style-name="WWNum42">
        <text:list-item>
          <text:p text:style-name="P84"><text:soft-page-break/>Adobe Color (Paletas de color)</text:p>
          <text:list>
            <text:list-item>
              <text:p text:style-name="P118">URL: <text:a xlink:type="simple" xlink:href="https://color.adobe.com/" text:style-name="ListLabel_20_559" text:visited-style-name="ListLabel_20_559"><text:span text:style-name="T18">https://color.adobe.com</text:span></text:a></text:p>
            </text:list-item>
          </text:list>
        </text:list-item>
        <text:list-item>
          <text:p text:style-name="P84">Google Fonts (Tipografías gratuitas)</text:p>
          <text:list>
            <text:list-item>
              <text:p text:style-name="P118">URL: <text:a xlink:type="simple" xlink:href="https://fonts.google.com/" text:style-name="ListLabel_20_559" text:visited-style-name="ListLabel_20_559"><text:span text:style-name="T18">https://fonts.google.com</text:span></text:a></text:p>
            </text:list-item>
          </text:list>
        </text:list-item>
        <text:list-item>
          <text:p text:style-name="P84">Figma UI Grids (Plantillas de layout)</text:p>
          <text:list>
            <text:list-item>
              <text:p text:style-name="P118">URL: <text:a xlink:type="simple" xlink:href="https://www.figma.com/community/file/888356646442115999" text:style-name="ListLabel_20_559" text:visited-style-name="ListLabel_20_559"><text:span text:style-name="T18">https://www.figma.com/community/file/888356646442115999</text:span></text:a></text:p>
            </text:list-item>
          </text:list>
        </text:list-item>
        <text:list-item>
          <text:p text:style-name="P84">Coolors (Generador de paletas)</text:p>
          <text:list>
            <text:list-item>
              <text:p text:style-name="P118">URL: <text:a xlink:type="simple" xlink:href="https://coolors.co/" text:style-name="ListLabel_20_559" text:visited-style-name="ListLabel_20_559"><text:span text:style-name="T18">https://coolors.co</text:span></text:a></text:p>
            </text:list-item>
          </text:list>
        </text:list-item>
      </text:list>
      <text:p text:style-name="Standard"><text:span text:style-name="T9">📽 Tutoriales en Video</text:span></text:p>
      <text:list xml:id="list591870362" text:style-name="WWNum47">
        <text:list-item>
          <text:p text:style-name="P85">"Typography in UI Design" (Flux Academy)</text:p>
          <text:list>
            <text:list-item>
              <text:p text:style-name="P119"><text:a xlink:type="simple" xlink:href="https://www.youtube.com/watch?v=agbh1wbfJt8" text:style-name="ListLabel_20_559" text:visited-style-name="ListLabel_20_559"><text:span text:style-name="T18">https://www.youtube.com/watch?v=agbh1wbfJt8</text:span></text:a></text:p>
            </text:list-item>
          </text:list>
        </text:list-item>
        <text:list-item>
          <text:p text:style-name="P85">"8-Point Grid System" (UXcel)</text:p>
          <text:list>
            <text:list-item>
              <text:p text:style-name="P119"><text:s/><text:a xlink:type="simple" xlink:href="https://www.youtube.com/watch?v=EyD6nF1-9po" text:style-name="ListLabel_20_559" text:visited-style-name="ListLabel_20_559"><text:span text:style-name="T18">https://www.youtube.com/watch?v=EyD6nF1-9po</text:span></text:a></text:p>
            </text:list-item>
          </text:list>
        </text:list-item>
        <text:list-item>
          <text:p text:style-name="P85">"Mobile UI Design Tutorial" (Dansky)</text:p>
          <text:list>
            <text:list-item>
              <text:p text:style-name="P119"><text:a xlink:type="simple" xlink:href="https://www.youtube.com/watch?v=WzWXpnQX_bM" text:style-name="ListLabel_20_559" text:visited-style-name="ListLabel_20_559"><text:span text:style-name="T18">https://www.youtube.com/watch?v=WzWXpnQX_bM</text:span></text:a></text:p>
            </text:list-item>
          </text:list>
        </text:list-item>
      </text:list>
      <text:p text:style-name="Standard"><text:span text:style-name="T9">📌 Comunidades y Plantillas</text:span></text:p>
      <text:list xml:id="list1090776587" text:style-name="WWNum53">
        <text:list-item>
          <text:p text:style-name="P86">Figma Community (Recursos gratuitos)</text:p>
          <text:list>
            <text:list-item>
              <text:p text:style-name="P120"><text:a xlink:type="simple" xlink:href="https://www.figma.com/community" text:style-name="ListLabel_20_559" text:visited-style-name="ListLabel_20_559"><text:span text:style-name="T18">https://www.figma.com/community</text:span></text:a></text:p>
            </text:list-item>
          </text:list>
        </text:list-item>
        <text:list-item>
          <text:p text:style-name="P86">UI Movement (Inspiración diaria)</text:p>
          <text:list>
            <text:list-item>
              <text:p text:style-name="P120"><text:s/><text:a xlink:type="simple" xlink:href="https://uimovement.com/" text:style-name="ListLabel_20_559" text:visited-style-name="ListLabel_20_559"><text:span text:style-name="T18">https://uimovement.com</text:span></text:a></text:p>
            </text:list-item>
          </text:list>
        </text:list-item>
        <text:list-item>
          <text:p text:style-name="P86">Dribbble Color Palettes</text:p>
          <text:list>
            <text:list-item>
              <text:p text:style-name="P120"><text:soft-page-break/><text:s/><text:a xlink:type="simple" xlink:href="https://dribbble.com/colors" text:style-name="ListLabel_20_559" text:visited-style-name="ListLabel_20_559"><text:span text:style-name="T18">https://dribbble.com/colors</text:span></text:a></text:p>
            </text:list-item>
          </text:list>
        </text:list-item>
      </text:list>
      <text:p text:style-name="Standard"><text:span text:style-name="T9">🔍 Guías de Referencia</text:span></text:p>
      <text:list xml:id="list1075215761" text:style-name="WWNum10">
        <text:list-item>
          <text:p text:style-name="P87">Material Design Guidelines (Google)</text:p>
          <text:list>
            <text:list-item>
              <text:p text:style-name="P121">URL: <text:a xlink:type="simple" xlink:href="https://material.io/design" text:style-name="ListLabel_20_559" text:visited-style-name="ListLabel_20_559"><text:span text:style-name="T18">https://material.io/design</text:span></text:a></text:p>
            </text:list-item>
          </text:list>
        </text:list-item>
        <text:list-item>
          <text:p text:style-name="P87">Apple Human Interface Guidelines</text:p>
          <text:list>
            <text:list-item>
              <text:p text:style-name="P121">URL: <text:a xlink:type="simple" xlink:href="https://developer.apple.com/design/human-interface-guidelines" text:style-name="ListLabel_20_559" text:visited-style-name="ListLabel_20_559"><text:span text:style-name="T18">https://developer.apple.com/design/human-interface-guidelines</text:span></text:a></text:p>
            </text:list-item>
          </text:list>
        </text:list-item>
        <text:list-item>
          <text:p text:style-name="P87">WCAG 2.1 (Accesibilidad)</text:p>
          <text:list>
            <text:list-item>
              <text:p text:style-name="P121">URL: <text:a xlink:type="simple" xlink:href="https://www.w3.org/WAI/standards-guidelines/wcag/" text:style-name="ListLabel_20_559" text:visited-style-name="ListLabel_20_559"><text:span text:style-name="T18">https://www.w3.org/WAI/standards-guidelines/wcag/</text:span></text:a></text:p>
            </text:list-item>
          </text:list>
        </text:list-item>
      </text:list>
      <text:p text:style-name="Standard"><text:span text:style-name="T9">Kit de Inicio Rápido</text:span></text:p>
      <text:list xml:id="list3840317565" text:style-name="WWNum30">
        <text:list-item>
          <text:p text:style-name="P88">Cheatsheet de Tipografía</text:p>
          <text:list>
            <text:list-item>
              <text:p text:style-name="P122">URL: <text:a xlink:type="simple" xlink:href="https://www.typewolf.com/cheatsheet" text:style-name="ListLabel_20_559" text:visited-style-name="ListLabel_20_559"><text:span text:style-name="T18">https://www.typewolf.com/cheatsheet</text:span></text:a></text:p>
            </text:list-item>
          </text:list>
        </text:list-item>
        <text:list-item>
          <text:p text:style-name="P88">Guía de Espaciado (8-Point Grid)</text:p>
          <text:list>
            <text:list-item>
              <text:p text:style-name="P122">URL: <text:a xlink:type="simple" xlink:href="https://spec.fm/specifics/8-pt-grid" text:style-name="ListLabel_20_559" text:visited-style-name="ListLabel_20_559"><text:span text:style-name="T18">https://spec.fm/specifics/8-pt-grid</text:span></text:a></text:p>
            </text:list-item>
          </text:list>
        </text:list-item>
      </text:list>
      <text:p text:style-name="Standard"/>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 style:display-name="ListLabel 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 style:display-name="ListLabel 2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 style:display-name="ListLabel 4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5" style:display-name="ListLabel 6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3" style:display-name="ListLabel 8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2" style:display-name="ListLabel 92"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19" style:display-name="ListLabel 11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7" style:display-name="ListLabel 13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5" style:display-name="ListLabel 15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4" style:display-name="ListLabel 16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1" style:display-name="ListLabel 19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6" style:display-name="ListLabel 23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3" style:display-name="ListLabel 26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1" style:display-name="ListLabel 28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0" style:display-name="ListLabel 29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6" style:display-name="ListLabel 326"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5" style:display-name="ListLabel 33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4" style:display-name="ListLabel 34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5" style:display-name="ListLabel 34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1" style:display-name="ListLabel 37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0" style:display-name="ListLabel 38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89" style:display-name="ListLabel 38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8" style:display-name="ListLabel 39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7" style:display-name="ListLabel 40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6" style:display-name="ListLabel 41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5" style:display-name="ListLabel 42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6" style:display-name="ListLabel 42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1" style:display-name="ListLabel 461"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0" style:display-name="ListLabel 470"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79" style:display-name="ListLabel 479"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8" style:display-name="ListLabel 488"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6" style:display-name="ListLabel 506"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0f1115"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4" style:display-name="ListLabel 524"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5" style:display-name="ListLabel 525"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3" style:display-name="ListLabel 533" style:family="text">
      <style:text-properties fo:color="#0f1115"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2" style:display-name="ListLabel 542" style:family="text">
      <style:text-properties fo:color="#404040" fo:font-size="12pt" style:text-underline-style="none"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404040" fo:font-size="12pt" style:text-underline-style="none" fo:font-weight="bold"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9" style:display-name="ListLabel 55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8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6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6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6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6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6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7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39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0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0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0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0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0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41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1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2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2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2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47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number text:level="2" text:style-name="ListLabel_20_488"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style:text-properties style:font-name="Roboto"/>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style:text-properties style:font-name="Roboto"/>
      </text:list-level-style-bullet>
      <text:list-level-style-number text:level="3" text:style-name="ListLabel_20_54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style:text-properties style:font-name="Roboto"/>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Desarrollo de Interfaces <text:s text:c="42"/><text:tab/>Unidad 04 - Diseño de interfaz de usuario - Colores, Tipografía y Layouts</text:span></text:p>
      </style:header>
      <style:footer>
        <text:p text:style-name="MP4"><text:span text:style-name="MT1">CFGS DAM<text:tab/><text:tab/>Unidad 04 - Página </text:span><text:page-number text:select-page="current">2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4" meta:object-count="0" meta:page-count="25" meta:paragraph-count="580" meta:word-count="5012" meta:character-count="31984" meta:non-whitespace-character-count="27792"/>
    <meta:generator>LibreOfficeDev/6.0.5.2$Linux_X86_64 LibreOffice_project/</meta:generator>
  </office:meta>
</office:document-meta>
</file>